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mm"/>
    </style:style>
    <style:style style:name="co2" style:family="table-column">
      <style:table-column-properties fo:break-before="auto" style:column-width="12.08mm"/>
    </style:style>
    <style:style style:name="co3" style:family="table-column">
      <style:table-column-properties fo:break-before="auto" style:column-width="18.7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09">
      <style:table-cell-properties fo:background-color="#000000"/>
      <style:text-properties fo:color="#ffffff"/>
    </style:style>
    <style:style style:name="ce4" style:family="table-cell" style:parent-style-name="Default" style:data-style-name="N109"/>
    <style:style style:name="ce19" style:family="table-cell" style:parent-style-name="Default" style:data-style-name="N109">
      <style:table-cell-properties fo:background-color="transparent"/>
      <style:text-properties fo:color="#000000"/>
    </style:style>
    <style:style style:name="ce20" style:family="table-cell" style:parent-style-name="Default" style:data-style-name="N109">
      <style:table-cell-properties fo:background-color="transparent"/>
      <style:text-properties fo:color="#ffffff"/>
    </style:style>
    <style:style style:name="ce21" style:family="table-cell" style:parent-style-name="Default" style:data-style-name="N109">
      <style:table-cell-properties fo:background-color="transparent"/>
    </style:style>
    <style:style style:name="ce7" style:family="table-cell" style:parent-style-name="Default">
      <style:table-cell-properties fo:background-color="transparent"/>
    </style:style>
    <style:style style:name="ce23" style:family="table-cell" style:parent-style-name="Default" style:data-style-name="N109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4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25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 style:data-style-name="N109">
      <style:table-cell-properties fo:background-color="transparent" fo:border="none"/>
      <style:text-properties fo:color="#000000"/>
    </style:style>
    <style:style style:name="ce29" style:family="table-cell" style:parent-style-name="Default" style:data-style-name="N109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36" style:family="table-cell" style:parent-style-name="Default" style:data-style-name="N109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Wyniki" table:style-name="ta1">
        <table:table-column table:style-name="co1" table:number-columns-repeated="24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998" table:default-cell-style-name="Default"/>
        <table:table-row table:style-name="ro1"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6" table:number-columns-repeated="999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office:value-type="float" office:value="32.576" calcext:value-type="float">
            <text:p>32,576</text:p>
          </table:table-cell>
          <table:table-cell office:value-type="float" office:value="34.848" calcext:value-type="float">
            <text:p>34,848</text:p>
          </table:table-cell>
          <table:table-cell office:value-type="float" office:value="31.818" calcext:value-type="float">
            <text:p>31,818</text:p>
          </table:table-cell>
          <table:table-cell office:value-type="float" office:value="35.606" calcext:value-type="float">
            <text:p>35,606</text:p>
          </table:table-cell>
          <table:table-cell office:value-type="float" office:value="37.879" calcext:value-type="float">
            <text:p>37,879</text:p>
          </table:table-cell>
          <table:table-cell office:value-type="float" office:value="40.152" calcext:value-type="float">
            <text:p>40,152</text:p>
          </table:table-cell>
          <table:table-cell office:value-type="float" office:value="39.394" calcext:value-type="float">
            <text:p>39,394</text:p>
          </table:table-cell>
          <table:table-cell office:value-type="float" office:value="38.636" calcext:value-type="float">
            <text:p>38,636</text:p>
          </table:table-cell>
          <table:table-cell office:value-type="float" office:value="35.606" calcext:value-type="float">
            <text:p>35,606</text:p>
          </table:table-cell>
          <table:table-cell office:value-type="float" office:value="36.364" calcext:value-type="float">
            <text:p>36,364</text:p>
          </table:table-cell>
          <table:table-cell table:number-columns-repeated="2" office:value-type="float" office:value="37.121" calcext:value-type="float">
            <text:p>37,121</text:p>
          </table:table-cell>
          <table:table-cell office:value-type="float" office:value="37.879" calcext:value-type="float">
            <text:p>37,879</text:p>
          </table:table-cell>
          <table:table-cell office:value-type="float" office:value="38.636" calcext:value-type="float">
            <text:p>38,636</text:p>
          </table:table-cell>
          <table:table-cell office:value-type="float" office:value="40.909" calcext:value-type="float">
            <text:p>40,909</text:p>
          </table:table-cell>
          <table:table-cell office:value-type="float" office:value="38.636" calcext:value-type="float">
            <text:p>38,636</text:p>
          </table:table-cell>
          <table:table-cell table:number-columns-repeated="3" office:value-type="float" office:value="37.121" calcext:value-type="float">
            <text:p>37,121</text:p>
          </table:table-cell>
          <table:table-cell office:value-type="float" office:value="39.394" calcext:value-type="float">
            <text:p>39,394</text:p>
          </table:table-cell>
          <table:table-cell table:number-columns-repeated="4" office:value-type="float" office:value="40.909" calcext:value-type="float">
            <text:p>40,909</text:p>
          </table:table-cell>
          <table:table-cell table:style-name="ce15" table:formula="of:=AVERAGE([.B2:.Y2])" office:value-type="float" office:value="37.8155833333333" calcext:value-type="float">
            <text:p>37,81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office:value-type="float" office:value="32.576" calcext:value-type="float">
            <text:p>32,576</text:p>
          </table:table-cell>
          <table:table-cell office:value-type="float" office:value="34.848" calcext:value-type="float">
            <text:p>34,848</text:p>
          </table:table-cell>
          <table:table-cell office:value-type="float" office:value="31.818" calcext:value-type="float">
            <text:p>31,818</text:p>
          </table:table-cell>
          <table:table-cell office:value-type="float" office:value="35.606" calcext:value-type="float">
            <text:p>35,606</text:p>
          </table:table-cell>
          <table:table-cell office:value-type="float" office:value="37.879" calcext:value-type="float">
            <text:p>37,879</text:p>
          </table:table-cell>
          <table:table-cell office:value-type="float" office:value="40.152" calcext:value-type="float">
            <text:p>40,152</text:p>
          </table:table-cell>
          <table:table-cell office:value-type="float" office:value="39.394" calcext:value-type="float">
            <text:p>39,394</text:p>
          </table:table-cell>
          <table:table-cell office:value-type="float" office:value="38.636" calcext:value-type="float">
            <text:p>38,636</text:p>
          </table:table-cell>
          <table:table-cell office:value-type="float" office:value="35.606" calcext:value-type="float">
            <text:p>35,606</text:p>
          </table:table-cell>
          <table:table-cell office:value-type="float" office:value="36.364" calcext:value-type="float">
            <text:p>36,364</text:p>
          </table:table-cell>
          <table:table-cell table:number-columns-repeated="2" office:value-type="float" office:value="37.121" calcext:value-type="float">
            <text:p>37,121</text:p>
          </table:table-cell>
          <table:table-cell office:value-type="float" office:value="37.879" calcext:value-type="float">
            <text:p>37,879</text:p>
          </table:table-cell>
          <table:table-cell office:value-type="float" office:value="38.636" calcext:value-type="float">
            <text:p>38,636</text:p>
          </table:table-cell>
          <table:table-cell office:value-type="float" office:value="40.909" calcext:value-type="float">
            <text:p>40,909</text:p>
          </table:table-cell>
          <table:table-cell office:value-type="float" office:value="38.636" calcext:value-type="float">
            <text:p>38,636</text:p>
          </table:table-cell>
          <table:table-cell table:number-columns-repeated="3" office:value-type="float" office:value="37.121" calcext:value-type="float">
            <text:p>37,121</text:p>
          </table:table-cell>
          <table:table-cell office:value-type="float" office:value="39.394" calcext:value-type="float">
            <text:p>39,394</text:p>
          </table:table-cell>
          <table:table-cell table:number-columns-repeated="4" office:value-type="float" office:value="40.909" calcext:value-type="float">
            <text:p>40,909</text:p>
          </table:table-cell>
          <table:table-cell table:style-name="ce15" table:formula="of:=AVERAGE([.B3:.Y3])" office:value-type="float" office:value="37.8155833333333" calcext:value-type="float">
            <text:p>37,81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office:value-type="float" office:value="31.818" calcext:value-type="float">
            <text:p>31,818</text:p>
          </table:table-cell>
          <table:table-cell office:value-type="float" office:value="34.848" calcext:value-type="float">
            <text:p>34,848</text:p>
          </table:table-cell>
          <table:table-cell office:value-type="float" office:value="31.818" calcext:value-type="float">
            <text:p>31,818</text:p>
          </table:table-cell>
          <table:table-cell office:value-type="float" office:value="35.606" calcext:value-type="float">
            <text:p>35,606</text:p>
          </table:table-cell>
          <table:table-cell office:value-type="float" office:value="37.879" calcext:value-type="float">
            <text:p>37,879</text:p>
          </table:table-cell>
          <table:table-cell office:value-type="float" office:value="40.152" calcext:value-type="float">
            <text:p>40,152</text:p>
          </table:table-cell>
          <table:table-cell office:value-type="float" office:value="39.394" calcext:value-type="float">
            <text:p>39,394</text:p>
          </table:table-cell>
          <table:table-cell office:value-type="float" office:value="38.636" calcext:value-type="float">
            <text:p>38,636</text:p>
          </table:table-cell>
          <table:table-cell office:value-type="float" office:value="35.606" calcext:value-type="float">
            <text:p>35,606</text:p>
          </table:table-cell>
          <table:table-cell office:value-type="float" office:value="36.364" calcext:value-type="float">
            <text:p>36,364</text:p>
          </table:table-cell>
          <table:table-cell table:number-columns-repeated="2" office:value-type="float" office:value="37.121" calcext:value-type="float">
            <text:p>37,121</text:p>
          </table:table-cell>
          <table:table-cell office:value-type="float" office:value="37.879" calcext:value-type="float">
            <text:p>37,879</text:p>
          </table:table-cell>
          <table:table-cell office:value-type="float" office:value="38.636" calcext:value-type="float">
            <text:p>38,636</text:p>
          </table:table-cell>
          <table:table-cell office:value-type="float" office:value="40.909" calcext:value-type="float">
            <text:p>40,909</text:p>
          </table:table-cell>
          <table:table-cell office:value-type="float" office:value="38.636" calcext:value-type="float">
            <text:p>38,636</text:p>
          </table:table-cell>
          <table:table-cell table:number-columns-repeated="3" office:value-type="float" office:value="37.121" calcext:value-type="float">
            <text:p>37,121</text:p>
          </table:table-cell>
          <table:table-cell office:value-type="float" office:value="39.394" calcext:value-type="float">
            <text:p>39,394</text:p>
          </table:table-cell>
          <table:table-cell table:number-columns-repeated="4" office:value-type="float" office:value="40.909" calcext:value-type="float">
            <text:p>40,909</text:p>
          </table:table-cell>
          <table:table-cell table:style-name="ce15" table:formula="of:=AVERAGE([.B4:.Y4])" office:value-type="float" office:value="37.784" calcext:value-type="float">
            <text:p>37,78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office:value-type="float" office:value="31.818" calcext:value-type="float">
            <text:p>31,818</text:p>
          </table:table-cell>
          <table:table-cell office:value-type="float" office:value="34.848" calcext:value-type="float">
            <text:p>34,848</text:p>
          </table:table-cell>
          <table:table-cell office:value-type="float" office:value="31.818" calcext:value-type="float">
            <text:p>31,818</text:p>
          </table:table-cell>
          <table:table-cell office:value-type="float" office:value="35.606" calcext:value-type="float">
            <text:p>35,606</text:p>
          </table:table-cell>
          <table:table-cell office:value-type="float" office:value="37.879" calcext:value-type="float">
            <text:p>37,879</text:p>
          </table:table-cell>
          <table:table-cell office:value-type="float" office:value="40.152" calcext:value-type="float">
            <text:p>40,152</text:p>
          </table:table-cell>
          <table:table-cell office:value-type="float" office:value="39.394" calcext:value-type="float">
            <text:p>39,394</text:p>
          </table:table-cell>
          <table:table-cell office:value-type="float" office:value="38.636" calcext:value-type="float">
            <text:p>38,636</text:p>
          </table:table-cell>
          <table:table-cell office:value-type="float" office:value="35.606" calcext:value-type="float">
            <text:p>35,606</text:p>
          </table:table-cell>
          <table:table-cell office:value-type="float" office:value="36.364" calcext:value-type="float">
            <text:p>36,364</text:p>
          </table:table-cell>
          <table:table-cell table:number-columns-repeated="2" office:value-type="float" office:value="37.121" calcext:value-type="float">
            <text:p>37,121</text:p>
          </table:table-cell>
          <table:table-cell office:value-type="float" office:value="37.879" calcext:value-type="float">
            <text:p>37,879</text:p>
          </table:table-cell>
          <table:table-cell office:value-type="float" office:value="38.636" calcext:value-type="float">
            <text:p>38,636</text:p>
          </table:table-cell>
          <table:table-cell office:value-type="float" office:value="40.909" calcext:value-type="float">
            <text:p>40,909</text:p>
          </table:table-cell>
          <table:table-cell office:value-type="float" office:value="38.636" calcext:value-type="float">
            <text:p>38,636</text:p>
          </table:table-cell>
          <table:table-cell table:number-columns-repeated="3" office:value-type="float" office:value="37.121" calcext:value-type="float">
            <text:p>37,121</text:p>
          </table:table-cell>
          <table:table-cell office:value-type="float" office:value="39.394" calcext:value-type="float">
            <text:p>39,394</text:p>
          </table:table-cell>
          <table:table-cell table:number-columns-repeated="4" office:value-type="float" office:value="40.909" calcext:value-type="float">
            <text:p>40,909</text:p>
          </table:table-cell>
          <table:table-cell table:style-name="ce15" table:formula="of:=AVERAGE([.B5:.Y5])" office:value-type="float" office:value="37.784" calcext:value-type="float">
            <text:p>37,78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office:value-type="float" office:value="31.818" calcext:value-type="float">
            <text:p>31,818</text:p>
          </table:table-cell>
          <table:table-cell office:value-type="float" office:value="34.848" calcext:value-type="float">
            <text:p>34,848</text:p>
          </table:table-cell>
          <table:table-cell office:value-type="float" office:value="31.818" calcext:value-type="float">
            <text:p>31,818</text:p>
          </table:table-cell>
          <table:table-cell office:value-type="float" office:value="35.606" calcext:value-type="float">
            <text:p>35,606</text:p>
          </table:table-cell>
          <table:table-cell office:value-type="float" office:value="37.879" calcext:value-type="float">
            <text:p>37,879</text:p>
          </table:table-cell>
          <table:table-cell office:value-type="float" office:value="40.152" calcext:value-type="float">
            <text:p>40,152</text:p>
          </table:table-cell>
          <table:table-cell office:value-type="float" office:value="39.394" calcext:value-type="float">
            <text:p>39,394</text:p>
          </table:table-cell>
          <table:table-cell office:value-type="float" office:value="38.636" calcext:value-type="float">
            <text:p>38,636</text:p>
          </table:table-cell>
          <table:table-cell office:value-type="float" office:value="35.606" calcext:value-type="float">
            <text:p>35,606</text:p>
          </table:table-cell>
          <table:table-cell office:value-type="float" office:value="36.364" calcext:value-type="float">
            <text:p>36,364</text:p>
          </table:table-cell>
          <table:table-cell table:number-columns-repeated="2" office:value-type="float" office:value="37.121" calcext:value-type="float">
            <text:p>37,121</text:p>
          </table:table-cell>
          <table:table-cell office:value-type="float" office:value="37.879" calcext:value-type="float">
            <text:p>37,879</text:p>
          </table:table-cell>
          <table:table-cell office:value-type="float" office:value="38.636" calcext:value-type="float">
            <text:p>38,636</text:p>
          </table:table-cell>
          <table:table-cell office:value-type="float" office:value="40.909" calcext:value-type="float">
            <text:p>40,909</text:p>
          </table:table-cell>
          <table:table-cell office:value-type="float" office:value="38.636" calcext:value-type="float">
            <text:p>38,636</text:p>
          </table:table-cell>
          <table:table-cell table:number-columns-repeated="3" office:value-type="float" office:value="37.121" calcext:value-type="float">
            <text:p>37,121</text:p>
          </table:table-cell>
          <table:table-cell office:value-type="float" office:value="39.394" calcext:value-type="float">
            <text:p>39,394</text:p>
          </table:table-cell>
          <table:table-cell table:number-columns-repeated="4" office:value-type="float" office:value="40.909" calcext:value-type="float">
            <text:p>40,909</text:p>
          </table:table-cell>
          <table:table-cell table:style-name="ce15" table:formula="of:=AVERAGE([.B6:.Y6])" office:value-type="float" office:value="37.784" calcext:value-type="float">
            <text:p>37,78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office:value-type="float" office:value="31.818" calcext:value-type="float">
            <text:p>31,818</text:p>
          </table:table-cell>
          <table:table-cell office:value-type="float" office:value="34.848" calcext:value-type="float">
            <text:p>34,848</text:p>
          </table:table-cell>
          <table:table-cell office:value-type="float" office:value="31.818" calcext:value-type="float">
            <text:p>31,818</text:p>
          </table:table-cell>
          <table:table-cell office:value-type="float" office:value="35.606" calcext:value-type="float">
            <text:p>35,606</text:p>
          </table:table-cell>
          <table:table-cell office:value-type="float" office:value="37.879" calcext:value-type="float">
            <text:p>37,879</text:p>
          </table:table-cell>
          <table:table-cell office:value-type="float" office:value="40.152" calcext:value-type="float">
            <text:p>40,152</text:p>
          </table:table-cell>
          <table:table-cell office:value-type="float" office:value="39.394" calcext:value-type="float">
            <text:p>39,394</text:p>
          </table:table-cell>
          <table:table-cell office:value-type="float" office:value="38.636" calcext:value-type="float">
            <text:p>38,636</text:p>
          </table:table-cell>
          <table:table-cell office:value-type="float" office:value="35.606" calcext:value-type="float">
            <text:p>35,606</text:p>
          </table:table-cell>
          <table:table-cell office:value-type="float" office:value="36.364" calcext:value-type="float">
            <text:p>36,364</text:p>
          </table:table-cell>
          <table:table-cell table:number-columns-repeated="2" office:value-type="float" office:value="37.121" calcext:value-type="float">
            <text:p>37,121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40.909" calcext:value-type="float">
            <text:p>40,909</text:p>
          </table:table-cell>
          <table:table-cell office:value-type="float" office:value="38.636" calcext:value-type="float">
            <text:p>38,636</text:p>
          </table:table-cell>
          <table:table-cell table:number-columns-repeated="3" office:value-type="float" office:value="37.121" calcext:value-type="float">
            <text:p>37,121</text:p>
          </table:table-cell>
          <table:table-cell office:value-type="float" office:value="39.394" calcext:value-type="float">
            <text:p>39,394</text:p>
          </table:table-cell>
          <table:table-cell table:number-columns-repeated="4" office:value-type="float" office:value="40.909" calcext:value-type="float">
            <text:p>40,909</text:p>
          </table:table-cell>
          <table:table-cell table:style-name="ce15" table:formula="of:=AVERAGE([.B7:.Y7])" office:value-type="float" office:value="37.8155416666667" calcext:value-type="float">
            <text:p>37,81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office:value-type="float" office:value="31.818" calcext:value-type="float">
            <text:p>31,818</text:p>
          </table:table-cell>
          <table:table-cell office:value-type="float" office:value="34.848" calcext:value-type="float">
            <text:p>34,848</text:p>
          </table:table-cell>
          <table:table-cell office:value-type="float" office:value="31.818" calcext:value-type="float">
            <text:p>31,818</text:p>
          </table:table-cell>
          <table:table-cell office:value-type="float" office:value="35.606" calcext:value-type="float">
            <text:p>35,606</text:p>
          </table:table-cell>
          <table:table-cell office:value-type="float" office:value="37.879" calcext:value-type="float">
            <text:p>37,879</text:p>
          </table:table-cell>
          <table:table-cell office:value-type="float" office:value="40.152" calcext:value-type="float">
            <text:p>40,152</text:p>
          </table:table-cell>
          <table:table-cell office:value-type="float" office:value="39.394" calcext:value-type="float">
            <text:p>39,394</text:p>
          </table:table-cell>
          <table:table-cell office:value-type="float" office:value="38.636" calcext:value-type="float">
            <text:p>38,636</text:p>
          </table:table-cell>
          <table:table-cell office:value-type="float" office:value="35.606" calcext:value-type="float">
            <text:p>35,606</text:p>
          </table:table-cell>
          <table:table-cell office:value-type="float" office:value="36.364" calcext:value-type="float">
            <text:p>36,364</text:p>
          </table:table-cell>
          <table:table-cell table:number-columns-repeated="2" office:value-type="float" office:value="37.121" calcext:value-type="float">
            <text:p>37,121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40.909" calcext:value-type="float">
            <text:p>40,909</text:p>
          </table:table-cell>
          <table:table-cell office:value-type="float" office:value="38.636" calcext:value-type="float">
            <text:p>38,636</text:p>
          </table:table-cell>
          <table:table-cell table:number-columns-repeated="3" office:value-type="float" office:value="37.121" calcext:value-type="float">
            <text:p>37,121</text:p>
          </table:table-cell>
          <table:table-cell office:value-type="float" office:value="39.394" calcext:value-type="float">
            <text:p>39,394</text:p>
          </table:table-cell>
          <table:table-cell table:number-columns-repeated="4" office:value-type="float" office:value="40.909" calcext:value-type="float">
            <text:p>40,909</text:p>
          </table:table-cell>
          <table:table-cell table:style-name="ce15" table:formula="of:=AVERAGE([.B8:.Y8])" office:value-type="float" office:value="37.8155416666667" calcext:value-type="float">
            <text:p>37,81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office:value-type="float" office:value="31.061" calcext:value-type="float">
            <text:p>31,061</text:p>
          </table:table-cell>
          <table:table-cell office:value-type="float" office:value="34.091" calcext:value-type="float">
            <text:p>34,091</text:p>
          </table:table-cell>
          <table:table-cell office:value-type="float" office:value="31.818" calcext:value-type="float">
            <text:p>31,818</text:p>
          </table:table-cell>
          <table:table-cell office:value-type="float" office:value="36.364" calcext:value-type="float">
            <text:p>36,364</text:p>
          </table:table-cell>
          <table:table-cell office:value-type="float" office:value="37.879" calcext:value-type="float">
            <text:p>37,879</text:p>
          </table:table-cell>
          <table:table-cell office:value-type="float" office:value="40.152" calcext:value-type="float">
            <text:p>40,152</text:p>
          </table:table-cell>
          <table:table-cell office:value-type="float" office:value="39.394" calcext:value-type="float">
            <text:p>39,394</text:p>
          </table:table-cell>
          <table:table-cell office:value-type="float" office:value="38.636" calcext:value-type="float">
            <text:p>38,636</text:p>
          </table:table-cell>
          <table:table-cell office:value-type="float" office:value="35.606" calcext:value-type="float">
            <text:p>35,606</text:p>
          </table:table-cell>
          <table:table-cell office:value-type="float" office:value="36.364" calcext:value-type="float">
            <text:p>36,364</text:p>
          </table:table-cell>
          <table:table-cell table:number-columns-repeated="2" office:value-type="float" office:value="37.121" calcext:value-type="float">
            <text:p>37,121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40.909" calcext:value-type="float">
            <text:p>40,909</text:p>
          </table:table-cell>
          <table:table-cell office:value-type="float" office:value="38.636" calcext:value-type="float">
            <text:p>38,636</text:p>
          </table:table-cell>
          <table:table-cell table:number-columns-repeated="3" office:value-type="float" office:value="37.121" calcext:value-type="float">
            <text:p>37,121</text:p>
          </table:table-cell>
          <table:table-cell office:value-type="float" office:value="39.394" calcext:value-type="float">
            <text:p>39,394</text:p>
          </table:table-cell>
          <table:table-cell table:number-columns-repeated="4" office:value-type="float" office:value="40.909" calcext:value-type="float">
            <text:p>40,909</text:p>
          </table:table-cell>
          <table:table-cell table:style-name="ce15" table:formula="of:=AVERAGE([.B9:.Y9])" office:value-type="float" office:value="37.7840416666667" calcext:value-type="float">
            <text:p>37,78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office:value-type="float" office:value="31.061" calcext:value-type="float">
            <text:p>31,061</text:p>
          </table:table-cell>
          <table:table-cell office:value-type="float" office:value="34.091" calcext:value-type="float">
            <text:p>34,091</text:p>
          </table:table-cell>
          <table:table-cell office:value-type="float" office:value="31.818" calcext:value-type="float">
            <text:p>31,818</text:p>
          </table:table-cell>
          <table:table-cell office:value-type="float" office:value="36.364" calcext:value-type="float">
            <text:p>36,364</text:p>
          </table:table-cell>
          <table:table-cell office:value-type="float" office:value="37.879" calcext:value-type="float">
            <text:p>37,879</text:p>
          </table:table-cell>
          <table:table-cell office:value-type="float" office:value="40.152" calcext:value-type="float">
            <text:p>40,152</text:p>
          </table:table-cell>
          <table:table-cell office:value-type="float" office:value="39.394" calcext:value-type="float">
            <text:p>39,394</text:p>
          </table:table-cell>
          <table:table-cell office:value-type="float" office:value="38.636" calcext:value-type="float">
            <text:p>38,636</text:p>
          </table:table-cell>
          <table:table-cell office:value-type="float" office:value="35.606" calcext:value-type="float">
            <text:p>35,606</text:p>
          </table:table-cell>
          <table:table-cell office:value-type="float" office:value="36.364" calcext:value-type="float">
            <text:p>36,364</text:p>
          </table:table-cell>
          <table:table-cell table:number-columns-repeated="2" office:value-type="float" office:value="37.121" calcext:value-type="float">
            <text:p>37,121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40.909" calcext:value-type="float">
            <text:p>40,909</text:p>
          </table:table-cell>
          <table:table-cell office:value-type="float" office:value="38.636" calcext:value-type="float">
            <text:p>38,636</text:p>
          </table:table-cell>
          <table:table-cell table:number-columns-repeated="3" office:value-type="float" office:value="37.121" calcext:value-type="float">
            <text:p>37,121</text:p>
          </table:table-cell>
          <table:table-cell office:value-type="float" office:value="39.394" calcext:value-type="float">
            <text:p>39,394</text:p>
          </table:table-cell>
          <table:table-cell table:number-columns-repeated="4" office:value-type="float" office:value="40.909" calcext:value-type="float">
            <text:p>40,909</text:p>
          </table:table-cell>
          <table:table-cell table:style-name="ce15" table:formula="of:=AVERAGE([.B10:.Y10])" office:value-type="float" office:value="37.7840416666667" calcext:value-type="float">
            <text:p>37,78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office:value-type="float" office:value="31.061" calcext:value-type="float">
            <text:p>31,061</text:p>
          </table:table-cell>
          <table:table-cell office:value-type="float" office:value="34.091" calcext:value-type="float">
            <text:p>34,091</text:p>
          </table:table-cell>
          <table:table-cell office:value-type="float" office:value="31.818" calcext:value-type="float">
            <text:p>31,818</text:p>
          </table:table-cell>
          <table:table-cell office:value-type="float" office:value="36.364" calcext:value-type="float">
            <text:p>36,364</text:p>
          </table:table-cell>
          <table:table-cell office:value-type="float" office:value="37.879" calcext:value-type="float">
            <text:p>37,879</text:p>
          </table:table-cell>
          <table:table-cell office:value-type="float" office:value="40.152" calcext:value-type="float">
            <text:p>40,152</text:p>
          </table:table-cell>
          <table:table-cell office:value-type="float" office:value="39.394" calcext:value-type="float">
            <text:p>39,394</text:p>
          </table:table-cell>
          <table:table-cell office:value-type="float" office:value="38.636" calcext:value-type="float">
            <text:p>38,636</text:p>
          </table:table-cell>
          <table:table-cell office:value-type="float" office:value="35.606" calcext:value-type="float">
            <text:p>35,606</text:p>
          </table:table-cell>
          <table:table-cell office:value-type="float" office:value="36.364" calcext:value-type="float">
            <text:p>36,364</text:p>
          </table:table-cell>
          <table:table-cell table:number-columns-repeated="2" office:value-type="float" office:value="37.121" calcext:value-type="float">
            <text:p>37,121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40.909" calcext:value-type="float">
            <text:p>40,909</text:p>
          </table:table-cell>
          <table:table-cell office:value-type="float" office:value="38.636" calcext:value-type="float">
            <text:p>38,636</text:p>
          </table:table-cell>
          <table:table-cell table:number-columns-repeated="3" office:value-type="float" office:value="37.121" calcext:value-type="float">
            <text:p>37,121</text:p>
          </table:table-cell>
          <table:table-cell office:value-type="float" office:value="39.394" calcext:value-type="float">
            <text:p>39,394</text:p>
          </table:table-cell>
          <table:table-cell table:number-columns-repeated="4" office:value-type="float" office:value="40.909" calcext:value-type="float">
            <text:p>40,909</text:p>
          </table:table-cell>
          <table:table-cell table:style-name="ce15" table:formula="of:=AVERAGE([.B11:.Y11])" office:value-type="float" office:value="37.7840416666667" calcext:value-type="float">
            <text:p>37,78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office:value-type="float" office:value="31.818" calcext:value-type="float">
            <text:p>31,818</text:p>
          </table:table-cell>
          <table:table-cell office:value-type="float" office:value="34.091" calcext:value-type="float">
            <text:p>34,091</text:p>
          </table:table-cell>
          <table:table-cell office:value-type="float" office:value="31.818" calcext:value-type="float">
            <text:p>31,818</text:p>
          </table:table-cell>
          <table:table-cell office:value-type="float" office:value="36.364" calcext:value-type="float">
            <text:p>36,364</text:p>
          </table:table-cell>
          <table:table-cell office:value-type="float" office:value="37.879" calcext:value-type="float">
            <text:p>37,879</text:p>
          </table:table-cell>
          <table:table-cell office:value-type="float" office:value="40.152" calcext:value-type="float">
            <text:p>40,152</text:p>
          </table:table-cell>
          <table:table-cell office:value-type="float" office:value="39.394" calcext:value-type="float">
            <text:p>39,394</text:p>
          </table:table-cell>
          <table:table-cell office:value-type="float" office:value="38.636" calcext:value-type="float">
            <text:p>38,636</text:p>
          </table:table-cell>
          <table:table-cell office:value-type="float" office:value="35.606" calcext:value-type="float">
            <text:p>35,606</text:p>
          </table:table-cell>
          <table:table-cell office:value-type="float" office:value="36.364" calcext:value-type="float">
            <text:p>36,364</text:p>
          </table:table-cell>
          <table:table-cell table:number-columns-repeated="2" office:value-type="float" office:value="37.121" calcext:value-type="float">
            <text:p>37,121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40.909" calcext:value-type="float">
            <text:p>40,909</text:p>
          </table:table-cell>
          <table:table-cell office:value-type="float" office:value="38.636" calcext:value-type="float">
            <text:p>38,636</text:p>
          </table:table-cell>
          <table:table-cell table:number-columns-repeated="3" office:value-type="float" office:value="37.121" calcext:value-type="float">
            <text:p>37,121</text:p>
          </table:table-cell>
          <table:table-cell office:value-type="float" office:value="39.394" calcext:value-type="float">
            <text:p>39,394</text:p>
          </table:table-cell>
          <table:table-cell table:number-columns-repeated="4" office:value-type="float" office:value="40.909" calcext:value-type="float">
            <text:p>40,909</text:p>
          </table:table-cell>
          <table:table-cell table:style-name="ce15" table:formula="of:=AVERAGE([.B12:.Y12])" office:value-type="float" office:value="37.8155833333333" calcext:value-type="float">
            <text:p>37,81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office:value-type="float" office:value="31.818" calcext:value-type="float">
            <text:p>31,818</text:p>
          </table:table-cell>
          <table:table-cell office:value-type="float" office:value="34.091" calcext:value-type="float">
            <text:p>34,091</text:p>
          </table:table-cell>
          <table:table-cell office:value-type="float" office:value="31.818" calcext:value-type="float">
            <text:p>31,818</text:p>
          </table:table-cell>
          <table:table-cell office:value-type="float" office:value="36.364" calcext:value-type="float">
            <text:p>36,364</text:p>
          </table:table-cell>
          <table:table-cell office:value-type="float" office:value="37.879" calcext:value-type="float">
            <text:p>37,879</text:p>
          </table:table-cell>
          <table:table-cell office:value-type="float" office:value="40.152" calcext:value-type="float">
            <text:p>40,152</text:p>
          </table:table-cell>
          <table:table-cell office:value-type="float" office:value="39.394" calcext:value-type="float">
            <text:p>39,394</text:p>
          </table:table-cell>
          <table:table-cell office:value-type="float" office:value="38.636" calcext:value-type="float">
            <text:p>38,636</text:p>
          </table:table-cell>
          <table:table-cell office:value-type="float" office:value="35.606" calcext:value-type="float">
            <text:p>35,606</text:p>
          </table:table-cell>
          <table:table-cell office:value-type="float" office:value="36.364" calcext:value-type="float">
            <text:p>36,364</text:p>
          </table:table-cell>
          <table:table-cell table:number-columns-repeated="2" office:value-type="float" office:value="37.121" calcext:value-type="float">
            <text:p>37,121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40.909" calcext:value-type="float">
            <text:p>40,909</text:p>
          </table:table-cell>
          <table:table-cell office:value-type="float" office:value="38.636" calcext:value-type="float">
            <text:p>38,636</text:p>
          </table:table-cell>
          <table:table-cell table:number-columns-repeated="3" office:value-type="float" office:value="37.121" calcext:value-type="float">
            <text:p>37,121</text:p>
          </table:table-cell>
          <table:table-cell office:value-type="float" office:value="39.394" calcext:value-type="float">
            <text:p>39,394</text:p>
          </table:table-cell>
          <table:table-cell table:number-columns-repeated="4" office:value-type="float" office:value="40.909" calcext:value-type="float">
            <text:p>40,909</text:p>
          </table:table-cell>
          <table:table-cell table:style-name="ce15" table:formula="of:=AVERAGE([.B13:.Y13])" office:value-type="float" office:value="37.8155833333333" calcext:value-type="float">
            <text:p>37,81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office:value-type="float" office:value="31.818" calcext:value-type="float">
            <text:p>31,818</text:p>
          </table:table-cell>
          <table:table-cell office:value-type="float" office:value="34.091" calcext:value-type="float">
            <text:p>34,091</text:p>
          </table:table-cell>
          <table:table-cell office:value-type="float" office:value="31.818" calcext:value-type="float">
            <text:p>31,818</text:p>
          </table:table-cell>
          <table:table-cell table:number-columns-repeated="2" office:value-type="float" office:value="36.364" calcext:value-type="float">
            <text:p>36,364</text:p>
          </table:table-cell>
          <table:table-cell office:value-type="float" office:value="38.636" calcext:value-type="float">
            <text:p>38,636</text:p>
          </table:table-cell>
          <table:table-cell office:value-type="float" office:value="39.394" calcext:value-type="float">
            <text:p>39,394</text:p>
          </table:table-cell>
          <table:table-cell office:value-type="float" office:value="38.636" calcext:value-type="float">
            <text:p>38,636</text:p>
          </table:table-cell>
          <table:table-cell office:value-type="float" office:value="35.606" calcext:value-type="float">
            <text:p>35,606</text:p>
          </table:table-cell>
          <table:table-cell office:value-type="float" office:value="36.364" calcext:value-type="float">
            <text:p>36,364</text:p>
          </table:table-cell>
          <table:table-cell table:number-columns-repeated="2" office:value-type="float" office:value="37.121" calcext:value-type="float">
            <text:p>37,121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40.909" calcext:value-type="float">
            <text:p>40,909</text:p>
          </table:table-cell>
          <table:table-cell office:value-type="float" office:value="38.636" calcext:value-type="float">
            <text:p>38,636</text:p>
          </table:table-cell>
          <table:table-cell table:number-columns-repeated="3" office:value-type="float" office:value="37.121" calcext:value-type="float">
            <text:p>37,121</text:p>
          </table:table-cell>
          <table:table-cell office:value-type="float" office:value="39.394" calcext:value-type="float">
            <text:p>39,394</text:p>
          </table:table-cell>
          <table:table-cell table:number-columns-repeated="4" office:value-type="float" office:value="40.909" calcext:value-type="float">
            <text:p>40,909</text:p>
          </table:table-cell>
          <table:table-cell table:style-name="ce15" table:formula="of:=AVERAGE([.B14:.Y14])" office:value-type="float" office:value="37.6892916666667" calcext:value-type="float">
            <text:p>37,68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office:value-type="float" office:value="32.576" calcext:value-type="float">
            <text:p>32,576</text:p>
          </table:table-cell>
          <table:table-cell office:value-type="float" office:value="34.091" calcext:value-type="float">
            <text:p>34,091</text:p>
          </table:table-cell>
          <table:table-cell office:value-type="float" office:value="31.818" calcext:value-type="float">
            <text:p>31,818</text:p>
          </table:table-cell>
          <table:table-cell table:number-columns-repeated="2" office:value-type="float" office:value="36.364" calcext:value-type="float">
            <text:p>36,364</text:p>
          </table:table-cell>
          <table:table-cell office:value-type="float" office:value="38.636" calcext:value-type="float">
            <text:p>38,636</text:p>
          </table:table-cell>
          <table:table-cell office:value-type="float" office:value="39.394" calcext:value-type="float">
            <text:p>39,394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office:value-type="float" office:value="38.636" calcext:value-type="float">
            <text:p>38,636</text:p>
          </table:table-cell>
          <table:table-cell table:number-columns-repeated="2" office:value-type="float" office:value="39.394" calcext:value-type="float">
            <text:p>39,394</text:p>
          </table:table-cell>
          <table:table-cell table:number-columns-repeated="2" office:value-type="float" office:value="40.152" calcext:value-type="float">
            <text:p>40,152</text:p>
          </table:table-cell>
          <table:table-cell office:value-type="float" office:value="41.667" calcext:value-type="float">
            <text:p>41,667</text:p>
          </table:table-cell>
          <table:table-cell office:value-type="float" office:value="38.636" calcext:value-type="float">
            <text:p>38,636</text:p>
          </table:table-cell>
          <table:table-cell table:number-columns-repeated="3" office:value-type="float" office:value="37.121" calcext:value-type="float">
            <text:p>37,121</text:p>
          </table:table-cell>
          <table:table-cell office:value-type="float" office:value="39.394" calcext:value-type="float">
            <text:p>39,394</text:p>
          </table:table-cell>
          <table:table-cell table:number-columns-repeated="4" office:value-type="float" office:value="40.909" calcext:value-type="float">
            <text:p>40,909</text:p>
          </table:table-cell>
          <table:table-cell table:style-name="ce15" table:formula="of:=AVERAGE([.B15:.Y15])" office:value-type="float" office:value="38.2575833333333" calcext:value-type="float">
            <text:p>38,25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office:value-type="float" office:value="31.818" calcext:value-type="float">
            <text:p>31,818</text:p>
          </table:table-cell>
          <table:table-cell office:value-type="float" office:value="33.333" calcext:value-type="float">
            <text:p>33,333</text:p>
          </table:table-cell>
          <table:table-cell office:value-type="float" office:value="31.061" calcext:value-type="float">
            <text:p>31,061</text:p>
          </table:table-cell>
          <table:table-cell office:value-type="float" office:value="35.606" calcext:value-type="float">
            <text:p>35,606</text:p>
          </table:table-cell>
          <table:table-cell office:value-type="float" office:value="36.364" calcext:value-type="float">
            <text:p>36,364</text:p>
          </table:table-cell>
          <table:table-cell office:value-type="float" office:value="38.636" calcext:value-type="float">
            <text:p>38,636</text:p>
          </table:table-cell>
          <table:table-cell office:value-type="float" office:value="39.394" calcext:value-type="float">
            <text:p>39,394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office:value-type="float" office:value="38.636" calcext:value-type="float">
            <text:p>38,636</text:p>
          </table:table-cell>
          <table:table-cell table:number-columns-repeated="2" office:value-type="float" office:value="39.394" calcext:value-type="float">
            <text:p>39,394</text:p>
          </table:table-cell>
          <table:table-cell table:number-columns-repeated="2" office:value-type="float" office:value="40.152" calcext:value-type="float">
            <text:p>40,152</text:p>
          </table:table-cell>
          <table:table-cell office:value-type="float" office:value="41.667" calcext:value-type="float">
            <text:p>41,667</text:p>
          </table:table-cell>
          <table:table-cell office:value-type="float" office:value="38.636" calcext:value-type="float">
            <text:p>38,636</text:p>
          </table:table-cell>
          <table:table-cell table:number-columns-repeated="3" office:value-type="float" office:value="37.121" calcext:value-type="float">
            <text:p>37,121</text:p>
          </table:table-cell>
          <table:table-cell office:value-type="float" office:value="39.394" calcext:value-type="float">
            <text:p>39,394</text:p>
          </table:table-cell>
          <table:table-cell table:number-columns-repeated="4" office:value-type="float" office:value="40.909" calcext:value-type="float">
            <text:p>40,909</text:p>
          </table:table-cell>
          <table:table-cell table:style-name="ce15" table:formula="of:=AVERAGE([.B16:.Y16])" office:value-type="float" office:value="38.1312916666667" calcext:value-type="float">
            <text:p>38,13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number-columns-repeated="2" office:value-type="float" office:value="33.333" calcext:value-type="float">
            <text:p>33,333</text:p>
          </table:table-cell>
          <table:table-cell office:value-type="float" office:value="31.061" calcext:value-type="float">
            <text:p>31,061</text:p>
          </table:table-cell>
          <table:table-cell office:value-type="float" office:value="35.606" calcext:value-type="float">
            <text:p>35,606</text:p>
          </table:table-cell>
          <table:table-cell office:value-type="float" office:value="36.364" calcext:value-type="float">
            <text:p>36,364</text:p>
          </table:table-cell>
          <table:table-cell office:value-type="float" office:value="38.636" calcext:value-type="float">
            <text:p>38,636</text:p>
          </table:table-cell>
          <table:table-cell office:value-type="float" office:value="39.394" calcext:value-type="float">
            <text:p>39,394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office:value-type="float" office:value="38.636" calcext:value-type="float">
            <text:p>38,636</text:p>
          </table:table-cell>
          <table:table-cell table:number-columns-repeated="2" office:value-type="float" office:value="39.394" calcext:value-type="float">
            <text:p>39,394</text:p>
          </table:table-cell>
          <table:table-cell table:number-columns-repeated="2" office:value-type="float" office:value="40.152" calcext:value-type="float">
            <text:p>40,152</text:p>
          </table:table-cell>
          <table:table-cell office:value-type="float" office:value="41.667" calcext:value-type="float">
            <text:p>41,667</text:p>
          </table:table-cell>
          <table:table-cell office:value-type="float" office:value="38.636" calcext:value-type="float">
            <text:p>38,636</text:p>
          </table:table-cell>
          <table:table-cell table:number-columns-repeated="3" office:value-type="float" office:value="37.121" calcext:value-type="float">
            <text:p>37,121</text:p>
          </table:table-cell>
          <table:table-cell office:value-type="float" office:value="39.394" calcext:value-type="float">
            <text:p>39,394</text:p>
          </table:table-cell>
          <table:table-cell table:number-columns-repeated="4" office:value-type="float" office:value="40.909" calcext:value-type="float">
            <text:p>40,909</text:p>
          </table:table-cell>
          <table:table-cell table:style-name="ce15" table:formula="of:=AVERAGE([.B17:.Y17])" office:value-type="float" office:value="38.1944166666667" calcext:value-type="float">
            <text:p>38,19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office:value-type="float" office:value="33.333" calcext:value-type="float">
            <text:p>33,333</text:p>
          </table:table-cell>
          <table:table-cell office:value-type="float" office:value="32.576" calcext:value-type="float">
            <text:p>32,576</text:p>
          </table:table-cell>
          <table:table-cell office:value-type="float" office:value="31.061" calcext:value-type="float">
            <text:p>31,061</text:p>
          </table:table-cell>
          <table:table-cell office:value-type="float" office:value="35.606" calcext:value-type="float">
            <text:p>35,606</text:p>
          </table:table-cell>
          <table:table-cell office:value-type="float" office:value="36.364" calcext:value-type="float">
            <text:p>36,364</text:p>
          </table:table-cell>
          <table:table-cell office:value-type="float" office:value="38.636" calcext:value-type="float">
            <text:p>38,636</text:p>
          </table:table-cell>
          <table:table-cell office:value-type="float" office:value="39.394" calcext:value-type="float">
            <text:p>39,394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office:value-type="float" office:value="38.636" calcext:value-type="float">
            <text:p>38,636</text:p>
          </table:table-cell>
          <table:table-cell table:number-columns-repeated="2" office:value-type="float" office:value="39.394" calcext:value-type="float">
            <text:p>39,394</text:p>
          </table:table-cell>
          <table:table-cell table:number-columns-repeated="2" office:value-type="float" office:value="40.152" calcext:value-type="float">
            <text:p>40,152</text:p>
          </table:table-cell>
          <table:table-cell office:value-type="float" office:value="41.667" calcext:value-type="float">
            <text:p>41,667</text:p>
          </table:table-cell>
          <table:table-cell office:value-type="float" office:value="38.636" calcext:value-type="float">
            <text:p>38,636</text:p>
          </table:table-cell>
          <table:table-cell table:number-columns-repeated="3" office:value-type="float" office:value="37.121" calcext:value-type="float">
            <text:p>37,121</text:p>
          </table:table-cell>
          <table:table-cell office:value-type="float" office:value="39.394" calcext:value-type="float">
            <text:p>39,394</text:p>
          </table:table-cell>
          <table:table-cell table:number-columns-repeated="4" office:value-type="float" office:value="40.909" calcext:value-type="float">
            <text:p>40,909</text:p>
          </table:table-cell>
          <table:table-cell table:style-name="ce15" table:formula="of:=AVERAGE([.B18:.Y18])" office:value-type="float" office:value="38.162875" calcext:value-type="float">
            <text:p>38,16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number-columns-repeated="2" office:value-type="float" office:value="32.576" calcext:value-type="float">
            <text:p>32,576</text:p>
          </table:table-cell>
          <table:table-cell office:value-type="float" office:value="31.061" calcext:value-type="float">
            <text:p>31,061</text:p>
          </table:table-cell>
          <table:table-cell office:value-type="float" office:value="34.091" calcext:value-type="float">
            <text:p>34,091</text:p>
          </table:table-cell>
          <table:table-cell office:value-type="float" office:value="34.848" calcext:value-type="float">
            <text:p>34,848</text:p>
          </table:table-cell>
          <table:table-cell office:value-type="float" office:value="37.121" calcext:value-type="float">
            <text:p>37,121</text:p>
          </table:table-cell>
          <table:table-cell office:value-type="float" office:value="39.394" calcext:value-type="float">
            <text:p>39,394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office:value-type="float" office:value="38.636" calcext:value-type="float">
            <text:p>38,636</text:p>
          </table:table-cell>
          <table:table-cell table:number-columns-repeated="2" office:value-type="float" office:value="39.394" calcext:value-type="float">
            <text:p>39,394</text:p>
          </table:table-cell>
          <table:table-cell table:number-columns-repeated="2" office:value-type="float" office:value="40.152" calcext:value-type="float">
            <text:p>40,152</text:p>
          </table:table-cell>
          <table:table-cell office:value-type="float" office:value="41.667" calcext:value-type="float">
            <text:p>41,667</text:p>
          </table:table-cell>
          <table:table-cell office:value-type="float" office:value="38.636" calcext:value-type="float">
            <text:p>38,636</text:p>
          </table:table-cell>
          <table:table-cell table:number-columns-repeated="3" office:value-type="float" office:value="37.121" calcext:value-type="float">
            <text:p>37,121</text:p>
          </table:table-cell>
          <table:table-cell office:value-type="float" office:value="39.394" calcext:value-type="float">
            <text:p>39,394</text:p>
          </table:table-cell>
          <table:table-cell table:number-columns-repeated="4" office:value-type="float" office:value="40.909" calcext:value-type="float">
            <text:p>40,909</text:p>
          </table:table-cell>
          <table:table-cell table:style-name="ce15" table:formula="of:=AVERAGE([.B19:.Y19])" office:value-type="float" office:value="37.9419166666667" calcext:value-type="float">
            <text:p>37,94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number-columns-repeated="2" office:value-type="float" office:value="32.576" calcext:value-type="float">
            <text:p>32,576</text:p>
          </table:table-cell>
          <table:table-cell office:value-type="float" office:value="31.061" calcext:value-type="float">
            <text:p>31,061</text:p>
          </table:table-cell>
          <table:table-cell office:value-type="float" office:value="34.091" calcext:value-type="float">
            <text:p>34,091</text:p>
          </table:table-cell>
          <table:table-cell office:value-type="float" office:value="34.848" calcext:value-type="float">
            <text:p>34,848</text:p>
          </table:table-cell>
          <table:table-cell office:value-type="float" office:value="37.121" calcext:value-type="float">
            <text:p>37,121</text:p>
          </table:table-cell>
          <table:table-cell office:value-type="float" office:value="39.394" calcext:value-type="float">
            <text:p>39,394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office:value-type="float" office:value="38.636" calcext:value-type="float">
            <text:p>38,636</text:p>
          </table:table-cell>
          <table:table-cell table:number-columns-repeated="2" office:value-type="float" office:value="39.394" calcext:value-type="float">
            <text:p>39,394</text:p>
          </table:table-cell>
          <table:table-cell table:number-columns-repeated="2" office:value-type="float" office:value="40.152" calcext:value-type="float">
            <text:p>40,152</text:p>
          </table:table-cell>
          <table:table-cell office:value-type="float" office:value="41.667" calcext:value-type="float">
            <text:p>41,667</text:p>
          </table:table-cell>
          <table:table-cell office:value-type="float" office:value="38.636" calcext:value-type="float">
            <text:p>38,636</text:p>
          </table:table-cell>
          <table:table-cell table:number-columns-repeated="3" office:value-type="float" office:value="37.121" calcext:value-type="float">
            <text:p>37,121</text:p>
          </table:table-cell>
          <table:table-cell office:value-type="float" office:value="39.394" calcext:value-type="float">
            <text:p>39,394</text:p>
          </table:table-cell>
          <table:table-cell table:number-columns-repeated="4" office:value-type="float" office:value="40.909" calcext:value-type="float">
            <text:p>40,909</text:p>
          </table:table-cell>
          <table:table-cell table:style-name="ce15" table:formula="of:=AVERAGE([.B20:.Y20])" office:value-type="float" office:value="37.9419166666667" calcext:value-type="float">
            <text:p>37,94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number-columns-repeated="3" office:value-type="float" office:value="32.576" calcext:value-type="float">
            <text:p>32,576</text:p>
          </table:table-cell>
          <table:table-cell office:value-type="float" office:value="35.606" calcext:value-type="float">
            <text:p>35,606</text:p>
          </table:table-cell>
          <table:table-cell office:value-type="float" office:value="36.364" calcext:value-type="float">
            <text:p>36,364</text:p>
          </table:table-cell>
          <table:table-cell office:value-type="float" office:value="37.121" calcext:value-type="float">
            <text:p>37,121</text:p>
          </table:table-cell>
          <table:table-cell office:value-type="float" office:value="39.394" calcext:value-type="float">
            <text:p>39,394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office:value-type="float" office:value="37.121" calcext:value-type="float">
            <text:p>37,121</text:p>
          </table:table-cell>
          <table:table-cell table:number-columns-repeated="2"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40.152" calcext:value-type="float">
            <text:p>40,152</text:p>
          </table:table-cell>
          <table:table-cell office:value-type="float" office:value="37.121" calcext:value-type="float">
            <text:p>37,121</text:p>
          </table:table-cell>
          <table:table-cell table:number-columns-repeated="3" office:value-type="float" office:value="35.606" calcext:value-type="float">
            <text:p>35,606</text:p>
          </table:table-cell>
          <table:table-cell office:value-type="float" office:value="37.879" calcext:value-type="float">
            <text:p>37,879</text:p>
          </table:table-cell>
          <table:table-cell office:value-type="float" office:value="39.394" calcext:value-type="float">
            <text:p>39,394</text:p>
          </table:table-cell>
          <table:table-cell table:number-columns-repeated="3" office:value-type="float" office:value="40.909" calcext:value-type="float">
            <text:p>40,909</text:p>
          </table:table-cell>
          <table:table-cell table:style-name="ce15" table:formula="of:=AVERAGE([.B21:.Y21])" office:value-type="float" office:value="37.37375" calcext:value-type="float">
            <text:p>37,37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number-columns-repeated="3" office:value-type="float" office:value="32.576" calcext:value-type="float">
            <text:p>32,576</text:p>
          </table:table-cell>
          <table:table-cell office:value-type="float" office:value="35.606" calcext:value-type="float">
            <text:p>35,606</text:p>
          </table:table-cell>
          <table:table-cell office:value-type="float" office:value="36.364" calcext:value-type="float">
            <text:p>36,364</text:p>
          </table:table-cell>
          <table:table-cell office:value-type="float" office:value="37.121" calcext:value-type="float">
            <text:p>37,121</text:p>
          </table:table-cell>
          <table:table-cell office:value-type="float" office:value="39.394" calcext:value-type="float">
            <text:p>39,394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office:value-type="float" office:value="37.121" calcext:value-type="float">
            <text:p>37,121</text:p>
          </table:table-cell>
          <table:table-cell table:number-columns-repeated="2"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40.152" calcext:value-type="float">
            <text:p>40,152</text:p>
          </table:table-cell>
          <table:table-cell office:value-type="float" office:value="37.121" calcext:value-type="float">
            <text:p>37,121</text:p>
          </table:table-cell>
          <table:table-cell table:number-columns-repeated="3" office:value-type="float" office:value="35.606" calcext:value-type="float">
            <text:p>35,606</text:p>
          </table:table-cell>
          <table:table-cell office:value-type="float" office:value="37.879" calcext:value-type="float">
            <text:p>37,879</text:p>
          </table:table-cell>
          <table:table-cell office:value-type="float" office:value="39.394" calcext:value-type="float">
            <text:p>39,394</text:p>
          </table:table-cell>
          <table:table-cell table:number-columns-repeated="3" office:value-type="float" office:value="40.909" calcext:value-type="float">
            <text:p>40,909</text:p>
          </table:table-cell>
          <table:table-cell table:style-name="ce15" table:formula="of:=AVERAGE([.B22:.Y22])" office:value-type="float" office:value="37.37375" calcext:value-type="float">
            <text:p>37,37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number-columns-repeated="3" office:value-type="float" office:value="32.576" calcext:value-type="float">
            <text:p>32,576</text:p>
          </table:table-cell>
          <table:table-cell office:value-type="float" office:value="35.606" calcext:value-type="float">
            <text:p>35,606</text:p>
          </table:table-cell>
          <table:table-cell office:value-type="float" office:value="36.364" calcext:value-type="float">
            <text:p>36,364</text:p>
          </table:table-cell>
          <table:table-cell office:value-type="float" office:value="37.121" calcext:value-type="float">
            <text:p>37,121</text:p>
          </table:table-cell>
          <table:table-cell office:value-type="float" office:value="37.879" calcext:value-type="float">
            <text:p>37,879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office:value-type="float" office:value="37.121" calcext:value-type="float">
            <text:p>37,121</text:p>
          </table:table-cell>
          <table:table-cell table:number-columns-repeated="2"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40.152" calcext:value-type="float">
            <text:p>40,152</text:p>
          </table:table-cell>
          <table:table-cell office:value-type="float" office:value="37.121" calcext:value-type="float">
            <text:p>37,121</text:p>
          </table:table-cell>
          <table:table-cell office:value-type="float" office:value="35.606" calcext:value-type="float">
            <text:p>35,606</text:p>
          </table:table-cell>
          <table:table-cell table:number-columns-repeated="2" office:value-type="float" office:value="31.061" calcext:value-type="float">
            <text:p>31,061</text:p>
          </table:table-cell>
          <table:table-cell office:value-type="float" office:value="33.333" calcext:value-type="float">
            <text:p>33,333</text:p>
          </table:table-cell>
          <table:table-cell office:value-type="float" office:value="34.848" calcext:value-type="float">
            <text:p>34,848</text:p>
          </table:table-cell>
          <table:table-cell table:number-columns-repeated="3" office:value-type="float" office:value="36.364" calcext:value-type="float">
            <text:p>36,364</text:p>
          </table:table-cell>
          <table:table-cell table:style-name="ce15" table:formula="of:=AVERAGE([.B23:.Y23])" office:value-type="float" office:value="35.9849166666667" calcext:value-type="float">
            <text:p>35,98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number-columns-repeated="3" office:value-type="float" office:value="32.576" calcext:value-type="float">
            <text:p>32,576</text:p>
          </table:table-cell>
          <table:table-cell office:value-type="float" office:value="35.606" calcext:value-type="float">
            <text:p>35,606</text:p>
          </table:table-cell>
          <table:table-cell office:value-type="float" office:value="36.364" calcext:value-type="float">
            <text:p>36,364</text:p>
          </table:table-cell>
          <table:table-cell office:value-type="float" office:value="37.121" calcext:value-type="float">
            <text:p>37,121</text:p>
          </table:table-cell>
          <table:table-cell office:value-type="float" office:value="37.879" calcext:value-type="float">
            <text:p>37,879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office:value-type="float" office:value="37.121" calcext:value-type="float">
            <text:p>37,121</text:p>
          </table:table-cell>
          <table:table-cell table:number-columns-repeated="2"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40.152" calcext:value-type="float">
            <text:p>40,152</text:p>
          </table:table-cell>
          <table:table-cell office:value-type="float" office:value="37.121" calcext:value-type="float">
            <text:p>37,121</text:p>
          </table:table-cell>
          <table:table-cell office:value-type="float" office:value="35.606" calcext:value-type="float">
            <text:p>35,606</text:p>
          </table:table-cell>
          <table:table-cell table:number-columns-repeated="2" office:value-type="float" office:value="31.061" calcext:value-type="float">
            <text:p>31,061</text:p>
          </table:table-cell>
          <table:table-cell office:value-type="float" office:value="33.333" calcext:value-type="float">
            <text:p>33,333</text:p>
          </table:table-cell>
          <table:table-cell office:value-type="float" office:value="34.848" calcext:value-type="float">
            <text:p>34,848</text:p>
          </table:table-cell>
          <table:table-cell table:number-columns-repeated="3" office:value-type="float" office:value="36.364" calcext:value-type="float">
            <text:p>36,364</text:p>
          </table:table-cell>
          <table:table-cell table:style-name="ce15" table:formula="of:=AVERAGE([.B24:.Y24])" office:value-type="float" office:value="35.9849166666667" calcext:value-type="float">
            <text:p>35,98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office:value-type="float" office:value="32.576" calcext:value-type="float">
            <text:p>32,576</text:p>
          </table:table-cell>
          <table:table-cell office:value-type="float" office:value="33.333" calcext:value-type="float">
            <text:p>33,333</text:p>
          </table:table-cell>
          <table:table-cell office:value-type="float" office:value="32.576" calcext:value-type="float">
            <text:p>32,576</text:p>
          </table:table-cell>
          <table:table-cell office:value-type="float" office:value="36.364" calcext:value-type="float">
            <text:p>36,364</text:p>
          </table:table-cell>
          <table:table-cell table:number-columns-repeated="2" office:value-type="float" office:value="37.121" calcext:value-type="float">
            <text:p>37,121</text:p>
          </table:table-cell>
          <table:table-cell office:value-type="float" office:value="38.636" calcext:value-type="float">
            <text:p>38,636</text:p>
          </table:table-cell>
          <table:table-cell office:value-type="float" office:value="39.394" calcext:value-type="float">
            <text:p>39,394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40.152" calcext:value-type="float">
            <text:p>40,152</text:p>
          </table:table-cell>
          <table:table-cell office:value-type="float" office:value="37.121" calcext:value-type="float">
            <text:p>37,121</text:p>
          </table:table-cell>
          <table:table-cell office:value-type="float" office:value="35.606" calcext:value-type="float">
            <text:p>35,606</text:p>
          </table:table-cell>
          <table:table-cell table:number-columns-repeated="2" office:value-type="float" office:value="31.061" calcext:value-type="float">
            <text:p>31,061</text:p>
          </table:table-cell>
          <table:table-cell office:value-type="float" office:value="33.333" calcext:value-type="float">
            <text:p>33,333</text:p>
          </table:table-cell>
          <table:table-cell office:value-type="float" office:value="34.848" calcext:value-type="float">
            <text:p>34,848</text:p>
          </table:table-cell>
          <table:table-cell table:number-columns-repeated="3" office:value-type="float" office:value="36.364" calcext:value-type="float">
            <text:p>36,364</text:p>
          </table:table-cell>
          <table:table-cell table:style-name="ce15" table:formula="of:=AVERAGE([.B25:.Y25])" office:value-type="float" office:value="36.237375" calcext:value-type="float">
            <text:p>36,23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number-columns-repeated="2" office:value-type="float" office:value="33.333" calcext:value-type="float">
            <text:p>33,333</text:p>
          </table:table-cell>
          <table:table-cell office:value-type="float" office:value="32.576" calcext:value-type="float">
            <text:p>32,576</text:p>
          </table:table-cell>
          <table:table-cell office:value-type="float" office:value="36.364" calcext:value-type="float">
            <text:p>36,364</text:p>
          </table:table-cell>
          <table:table-cell table:number-columns-repeated="2" office:value-type="float" office:value="37.121" calcext:value-type="float">
            <text:p>37,121</text:p>
          </table:table-cell>
          <table:table-cell office:value-type="float" office:value="38.636" calcext:value-type="float">
            <text:p>38,636</text:p>
          </table:table-cell>
          <table:table-cell office:value-type="float" office:value="39.394" calcext:value-type="float">
            <text:p>39,394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40.152" calcext:value-type="float">
            <text:p>40,152</text:p>
          </table:table-cell>
          <table:table-cell office:value-type="float" office:value="37.121" calcext:value-type="float">
            <text:p>37,121</text:p>
          </table:table-cell>
          <table:table-cell office:value-type="float" office:value="35.606" calcext:value-type="float">
            <text:p>35,606</text:p>
          </table:table-cell>
          <table:table-cell table:number-columns-repeated="2" office:value-type="float" office:value="31.061" calcext:value-type="float">
            <text:p>31,061</text:p>
          </table:table-cell>
          <table:table-cell office:value-type="float" office:value="33.333" calcext:value-type="float">
            <text:p>33,333</text:p>
          </table:table-cell>
          <table:table-cell office:value-type="float" office:value="34.848" calcext:value-type="float">
            <text:p>34,848</text:p>
          </table:table-cell>
          <table:table-cell table:number-columns-repeated="3" office:value-type="float" office:value="36.364" calcext:value-type="float">
            <text:p>36,364</text:p>
          </table:table-cell>
          <table:table-cell table:style-name="ce15" table:formula="of:=AVERAGE([.B26:.Y26])" office:value-type="float" office:value="36.2689166666667" calcext:value-type="float">
            <text:p>36,26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office:value-type="float" office:value="34.091" calcext:value-type="float">
            <text:p>34,091</text:p>
          </table:table-cell>
          <table:table-cell office:value-type="float" office:value="34.848" calcext:value-type="float">
            <text:p>34,848</text:p>
          </table:table-cell>
          <table:table-cell office:value-type="float" office:value="32.576" calcext:value-type="float">
            <text:p>32,576</text:p>
          </table:table-cell>
          <table:table-cell office:value-type="float" office:value="35.606" calcext:value-type="float">
            <text:p>35,606</text:p>
          </table:table-cell>
          <table:table-cell table:number-columns-repeated="2" office:value-type="float" office:value="36.364" calcext:value-type="float">
            <text:p>36,364</text:p>
          </table:table-cell>
          <table:table-cell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40.152" calcext:value-type="float">
            <text:p>40,152</text:p>
          </table:table-cell>
          <table:table-cell office:value-type="float" office:value="37.121" calcext:value-type="float">
            <text:p>37,121</text:p>
          </table:table-cell>
          <table:table-cell office:value-type="float" office:value="35.606" calcext:value-type="float">
            <text:p>35,606</text:p>
          </table:table-cell>
          <table:table-cell table:number-columns-repeated="2" office:value-type="float" office:value="31.061" calcext:value-type="float">
            <text:p>31,061</text:p>
          </table:table-cell>
          <table:table-cell office:value-type="float" office:value="33.333" calcext:value-type="float">
            <text:p>33,333</text:p>
          </table:table-cell>
          <table:table-cell office:value-type="float" office:value="34.848" calcext:value-type="float">
            <text:p>34,848</text:p>
          </table:table-cell>
          <table:table-cell table:number-columns-repeated="3" office:value-type="float" office:value="36.364" calcext:value-type="float">
            <text:p>36,364</text:p>
          </table:table-cell>
          <table:table-cell table:style-name="ce15" table:formula="of:=AVERAGE([.B27:.Y27])" office:value-type="float" office:value="36.2058333333333" calcext:value-type="float">
            <text:p>36,20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office:value-type="float" office:value="34.091" calcext:value-type="float">
            <text:p>34,091</text:p>
          </table:table-cell>
          <table:table-cell office:value-type="float" office:value="34.848" calcext:value-type="float">
            <text:p>34,848</text:p>
          </table:table-cell>
          <table:table-cell office:value-type="float" office:value="34.091" calcext:value-type="float">
            <text:p>34,091</text:p>
          </table:table-cell>
          <table:table-cell office:value-type="float" office:value="35.606" calcext:value-type="float">
            <text:p>35,606</text:p>
          </table:table-cell>
          <table:table-cell table:number-columns-repeated="2" office:value-type="float" office:value="36.364" calcext:value-type="float">
            <text:p>36,364</text:p>
          </table:table-cell>
          <table:table-cell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40.152" calcext:value-type="float">
            <text:p>40,152</text:p>
          </table:table-cell>
          <table:table-cell office:value-type="float" office:value="37.121" calcext:value-type="float">
            <text:p>37,121</text:p>
          </table:table-cell>
          <table:table-cell office:value-type="float" office:value="35.606" calcext:value-type="float">
            <text:p>35,606</text:p>
          </table:table-cell>
          <table:table-cell table:number-columns-repeated="2" office:value-type="float" office:value="31.061" calcext:value-type="float">
            <text:p>31,061</text:p>
          </table:table-cell>
          <table:table-cell office:value-type="float" office:value="33.333" calcext:value-type="float">
            <text:p>33,333</text:p>
          </table:table-cell>
          <table:table-cell office:value-type="float" office:value="34.848" calcext:value-type="float">
            <text:p>34,848</text:p>
          </table:table-cell>
          <table:table-cell table:number-columns-repeated="3" office:value-type="float" office:value="36.364" calcext:value-type="float">
            <text:p>36,364</text:p>
          </table:table-cell>
          <table:table-cell table:style-name="ce15" table:formula="of:=AVERAGE([.B28:.Y28])" office:value-type="float" office:value="36.2689583333333" calcext:value-type="float">
            <text:p>36,26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office:value-type="float" office:value="34.848" calcext:value-type="float">
            <text:p>34,848</text:p>
          </table:table-cell>
          <table:table-cell office:value-type="float" office:value="34.091" calcext:value-type="float">
            <text:p>34,091</text:p>
          </table:table-cell>
          <table:table-cell office:value-type="float" office:value="32.576" calcext:value-type="float">
            <text:p>32,576</text:p>
          </table:table-cell>
          <table:table-cell office:value-type="float" office:value="35.606" calcext:value-type="float">
            <text:p>35,606</text:p>
          </table:table-cell>
          <table:table-cell table:number-columns-repeated="2" office:value-type="float" office:value="36.364" calcext:value-type="float">
            <text:p>36,364</text:p>
          </table:table-cell>
          <table:table-cell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40.152" calcext:value-type="float">
            <text:p>40,152</text:p>
          </table:table-cell>
          <table:table-cell office:value-type="float" office:value="37.121" calcext:value-type="float">
            <text:p>37,121</text:p>
          </table:table-cell>
          <table:table-cell office:value-type="float" office:value="35.606" calcext:value-type="float">
            <text:p>35,606</text:p>
          </table:table-cell>
          <table:table-cell table:number-columns-repeated="2" office:value-type="float" office:value="31.061" calcext:value-type="float">
            <text:p>31,061</text:p>
          </table:table-cell>
          <table:table-cell office:value-type="float" office:value="33.333" calcext:value-type="float">
            <text:p>33,333</text:p>
          </table:table-cell>
          <table:table-cell office:value-type="float" office:value="34.848" calcext:value-type="float">
            <text:p>34,848</text:p>
          </table:table-cell>
          <table:table-cell table:number-columns-repeated="3" office:value-type="float" office:value="36.364" calcext:value-type="float">
            <text:p>36,364</text:p>
          </table:table-cell>
          <table:table-cell table:style-name="ce15" table:formula="of:=AVERAGE([.B29:.Y29])" office:value-type="float" office:value="36.2058333333333" calcext:value-type="float">
            <text:p>36,20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office:value-type="float" office:value="35.606" calcext:value-type="float">
            <text:p>35,606</text:p>
          </table:table-cell>
          <table:table-cell office:value-type="float" office:value="34.091" calcext:value-type="float">
            <text:p>34,091</text:p>
          </table:table-cell>
          <table:table-cell office:value-type="float" office:value="32.576" calcext:value-type="float">
            <text:p>32,576</text:p>
          </table:table-cell>
          <table:table-cell office:value-type="float" office:value="35.606" calcext:value-type="float">
            <text:p>35,606</text:p>
          </table:table-cell>
          <table:table-cell table:number-columns-repeated="2" office:value-type="float" office:value="36.364" calcext:value-type="float">
            <text:p>36,364</text:p>
          </table:table-cell>
          <table:table-cell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40.152" calcext:value-type="float">
            <text:p>40,152</text:p>
          </table:table-cell>
          <table:table-cell office:value-type="float" office:value="37.121" calcext:value-type="float">
            <text:p>37,121</text:p>
          </table:table-cell>
          <table:table-cell office:value-type="float" office:value="35.606" calcext:value-type="float">
            <text:p>35,606</text:p>
          </table:table-cell>
          <table:table-cell table:number-columns-repeated="2" office:value-type="float" office:value="31.061" calcext:value-type="float">
            <text:p>31,061</text:p>
          </table:table-cell>
          <table:table-cell office:value-type="float" office:value="33.333" calcext:value-type="float">
            <text:p>33,333</text:p>
          </table:table-cell>
          <table:table-cell office:value-type="float" office:value="34.848" calcext:value-type="float">
            <text:p>34,848</text:p>
          </table:table-cell>
          <table:table-cell table:number-columns-repeated="3" office:value-type="float" office:value="36.364" calcext:value-type="float">
            <text:p>36,364</text:p>
          </table:table-cell>
          <table:table-cell table:style-name="ce15" table:formula="of:=AVERAGE([.B30:.Y30])" office:value-type="float" office:value="36.2374166666667" calcext:value-type="float">
            <text:p>36,23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office:value-type="float" office:value="35.606" calcext:value-type="float">
            <text:p>35,606</text:p>
          </table:table-cell>
          <table:table-cell office:value-type="float" office:value="33.333" calcext:value-type="float">
            <text:p>33,333</text:p>
          </table:table-cell>
          <table:table-cell office:value-type="float" office:value="31.061" calcext:value-type="float">
            <text:p>31,061</text:p>
          </table:table-cell>
          <table:table-cell office:value-type="float" office:value="35.606" calcext:value-type="float">
            <text:p>35,606</text:p>
          </table:table-cell>
          <table:table-cell table:number-columns-repeated="2" office:value-type="float" office:value="36.364" calcext:value-type="float">
            <text:p>36,364</text:p>
          </table:table-cell>
          <table:table-cell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40.152" calcext:value-type="float">
            <text:p>40,152</text:p>
          </table:table-cell>
          <table:table-cell office:value-type="float" office:value="37.121" calcext:value-type="float">
            <text:p>37,121</text:p>
          </table:table-cell>
          <table:table-cell office:value-type="float" office:value="35.606" calcext:value-type="float">
            <text:p>35,606</text:p>
          </table:table-cell>
          <table:table-cell table:number-columns-repeated="2" office:value-type="float" office:value="31.061" calcext:value-type="float">
            <text:p>31,061</text:p>
          </table:table-cell>
          <table:table-cell office:value-type="float" office:value="33.333" calcext:value-type="float">
            <text:p>33,333</text:p>
          </table:table-cell>
          <table:table-cell office:value-type="float" office:value="34.848" calcext:value-type="float">
            <text:p>34,848</text:p>
          </table:table-cell>
          <table:table-cell table:number-columns-repeated="3" office:value-type="float" office:value="36.364" calcext:value-type="float">
            <text:p>36,364</text:p>
          </table:table-cell>
          <table:table-cell table:style-name="ce15" table:formula="of:=AVERAGE([.B31:.Y31])" office:value-type="float" office:value="36.1427083333333" calcext:value-type="float">
            <text:p>36,14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office:value-type="float" office:value="35.606" calcext:value-type="float">
            <text:p>35,606</text:p>
          </table:table-cell>
          <table:table-cell office:value-type="float" office:value="33.333" calcext:value-type="float">
            <text:p>33,333</text:p>
          </table:table-cell>
          <table:table-cell office:value-type="float" office:value="31.061" calcext:value-type="float">
            <text:p>31,061</text:p>
          </table:table-cell>
          <table:table-cell office:value-type="float" office:value="35.606" calcext:value-type="float">
            <text:p>35,606</text:p>
          </table:table-cell>
          <table:table-cell table:number-columns-repeated="2" office:value-type="float" office:value="36.364" calcext:value-type="float">
            <text:p>36,364</text:p>
          </table:table-cell>
          <table:table-cell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40.152" calcext:value-type="float">
            <text:p>40,152</text:p>
          </table:table-cell>
          <table:table-cell office:value-type="float" office:value="37.121" calcext:value-type="float">
            <text:p>37,121</text:p>
          </table:table-cell>
          <table:table-cell office:value-type="float" office:value="35.606" calcext:value-type="float">
            <text:p>35,606</text:p>
          </table:table-cell>
          <table:table-cell table:number-columns-repeated="2" office:value-type="float" office:value="31.061" calcext:value-type="float">
            <text:p>31,061</text:p>
          </table:table-cell>
          <table:table-cell office:value-type="float" office:value="33.333" calcext:value-type="float">
            <text:p>33,333</text:p>
          </table:table-cell>
          <table:table-cell office:value-type="float" office:value="34.848" calcext:value-type="float">
            <text:p>34,848</text:p>
          </table:table-cell>
          <table:table-cell table:number-columns-repeated="3" office:value-type="float" office:value="36.364" calcext:value-type="float">
            <text:p>36,364</text:p>
          </table:table-cell>
          <table:table-cell table:style-name="ce15" table:formula="of:=AVERAGE([.B32:.Y32])" office:value-type="float" office:value="36.1427083333333" calcext:value-type="float">
            <text:p>36,14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office:value-type="float" office:value="35.606" calcext:value-type="float">
            <text:p>35,606</text:p>
          </table:table-cell>
          <table:table-cell office:value-type="float" office:value="33.333" calcext:value-type="float">
            <text:p>33,333</text:p>
          </table:table-cell>
          <table:table-cell office:value-type="float" office:value="31.061" calcext:value-type="float">
            <text:p>31,061</text:p>
          </table:table-cell>
          <table:table-cell office:value-type="float" office:value="35.606" calcext:value-type="float">
            <text:p>35,606</text:p>
          </table:table-cell>
          <table:table-cell table:number-columns-repeated="2" office:value-type="float" office:value="36.364" calcext:value-type="float">
            <text:p>36,364</text:p>
          </table:table-cell>
          <table:table-cell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40.152" calcext:value-type="float">
            <text:p>40,152</text:p>
          </table:table-cell>
          <table:table-cell office:value-type="float" office:value="37.121" calcext:value-type="float">
            <text:p>37,121</text:p>
          </table:table-cell>
          <table:table-cell office:value-type="float" office:value="35.606" calcext:value-type="float">
            <text:p>35,606</text:p>
          </table:table-cell>
          <table:table-cell table:number-columns-repeated="2" office:value-type="float" office:value="31.061" calcext:value-type="float">
            <text:p>31,061</text:p>
          </table:table-cell>
          <table:table-cell office:value-type="float" office:value="33.333" calcext:value-type="float">
            <text:p>33,333</text:p>
          </table:table-cell>
          <table:table-cell office:value-type="float" office:value="34.848" calcext:value-type="float">
            <text:p>34,848</text:p>
          </table:table-cell>
          <table:table-cell table:number-columns-repeated="3" office:value-type="float" office:value="36.364" calcext:value-type="float">
            <text:p>36,364</text:p>
          </table:table-cell>
          <table:table-cell table:style-name="ce15" table:formula="of:=AVERAGE([.B33:.Y33])" office:value-type="float" office:value="36.1427083333333" calcext:value-type="float">
            <text:p>36,14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office:value-type="float" office:value="35.606" calcext:value-type="float">
            <text:p>35,606</text:p>
          </table:table-cell>
          <table:table-cell office:value-type="float" office:value="34.091" calcext:value-type="float">
            <text:p>34,091</text:p>
          </table:table-cell>
          <table:table-cell office:value-type="float" office:value="31.061" calcext:value-type="float">
            <text:p>31,061</text:p>
          </table:table-cell>
          <table:table-cell office:value-type="float" office:value="35.606" calcext:value-type="float">
            <text:p>35,606</text:p>
          </table:table-cell>
          <table:table-cell table:number-columns-repeated="2" office:value-type="float" office:value="36.364" calcext:value-type="float">
            <text:p>36,364</text:p>
          </table:table-cell>
          <table:table-cell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40.152" calcext:value-type="float">
            <text:p>40,152</text:p>
          </table:table-cell>
          <table:table-cell office:value-type="float" office:value="37.121" calcext:value-type="float">
            <text:p>37,121</text:p>
          </table:table-cell>
          <table:table-cell office:value-type="float" office:value="35.606" calcext:value-type="float">
            <text:p>35,606</text:p>
          </table:table-cell>
          <table:table-cell table:number-columns-repeated="2" office:value-type="float" office:value="31.061" calcext:value-type="float">
            <text:p>31,061</text:p>
          </table:table-cell>
          <table:table-cell office:value-type="float" office:value="33.333" calcext:value-type="float">
            <text:p>33,333</text:p>
          </table:table-cell>
          <table:table-cell office:value-type="float" office:value="34.848" calcext:value-type="float">
            <text:p>34,848</text:p>
          </table:table-cell>
          <table:table-cell table:number-columns-repeated="3" office:value-type="float" office:value="36.364" calcext:value-type="float">
            <text:p>36,364</text:p>
          </table:table-cell>
          <table:table-cell table:style-name="ce15" table:formula="of:=AVERAGE([.B34:.Y34])" office:value-type="float" office:value="36.1742916666667" calcext:value-type="float">
            <text:p>36,17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office:value-type="float" office:value="37.879" calcext:value-type="float">
            <text:p>37,879</text:p>
          </table:table-cell>
          <table:table-cell office:value-type="float" office:value="35.606" calcext:value-type="float">
            <text:p>35,606</text:p>
          </table:table-cell>
          <table:table-cell office:value-type="float" office:value="33.333" calcext:value-type="float">
            <text:p>33,333</text:p>
          </table:table-cell>
          <table:table-cell office:value-type="float" office:value="35.606" calcext:value-type="float">
            <text:p>35,606</text:p>
          </table:table-cell>
          <table:table-cell table:number-columns-repeated="2" office:value-type="float" office:value="36.364" calcext:value-type="float">
            <text:p>36,364</text:p>
          </table:table-cell>
          <table:table-cell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40.152" calcext:value-type="float">
            <text:p>40,152</text:p>
          </table:table-cell>
          <table:table-cell office:value-type="float" office:value="37.121" calcext:value-type="float">
            <text:p>37,121</text:p>
          </table:table-cell>
          <table:table-cell office:value-type="float" office:value="35.606" calcext:value-type="float">
            <text:p>35,606</text:p>
          </table:table-cell>
          <table:table-cell table:number-columns-repeated="2" office:value-type="float" office:value="31.061" calcext:value-type="float">
            <text:p>31,061</text:p>
          </table:table-cell>
          <table:table-cell office:value-type="float" office:value="33.333" calcext:value-type="float">
            <text:p>33,333</text:p>
          </table:table-cell>
          <table:table-cell office:value-type="float" office:value="34.848" calcext:value-type="float">
            <text:p>34,848</text:p>
          </table:table-cell>
          <table:table-cell table:number-columns-repeated="3" office:value-type="float" office:value="36.364" calcext:value-type="float">
            <text:p>36,364</text:p>
          </table:table-cell>
          <table:table-cell table:style-name="ce15" table:formula="of:=AVERAGE([.B35:.Y35])" office:value-type="float" office:value="36.4267916666667" calcext:value-type="float">
            <text:p>36,42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office:value-type="float" office:value="40.152" calcext:value-type="float">
            <text:p>40,152</text:p>
          </table:table-cell>
          <table:table-cell office:value-type="float" office:value="37.879" calcext:value-type="float">
            <text:p>37,879</text:p>
          </table:table-cell>
          <table:table-cell office:value-type="float" office:value="35.606" calcext:value-type="float">
            <text:p>35,606</text:p>
          </table:table-cell>
          <table:table-cell office:value-type="float" office:value="37.121" calcext:value-type="float">
            <text:p>37,121</text:p>
          </table:table-cell>
          <table:table-cell table:number-columns-repeated="2" office:value-type="float" office:value="37.879" calcext:value-type="float">
            <text:p>37,879</text:p>
          </table:table-cell>
          <table:table-cell office:value-type="float" office:value="39.394" calcext:value-type="float">
            <text:p>39,394</text:p>
          </table:table-cell>
          <table:table-cell table:number-columns-repeated="2" office:value-type="float" office:value="40.152" calcext:value-type="float">
            <text:p>40,152</text:p>
          </table:table-cell>
          <table:table-cell office:value-type="float" office:value="37.879" calcext:value-type="float">
            <text:p>37,879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40.152" calcext:value-type="float">
            <text:p>40,152</text:p>
          </table:table-cell>
          <table:table-cell office:value-type="float" office:value="37.121" calcext:value-type="float">
            <text:p>37,121</text:p>
          </table:table-cell>
          <table:table-cell office:value-type="float" office:value="35.606" calcext:value-type="float">
            <text:p>35,606</text:p>
          </table:table-cell>
          <table:table-cell table:number-columns-repeated="2" office:value-type="float" office:value="31.061" calcext:value-type="float">
            <text:p>31,061</text:p>
          </table:table-cell>
          <table:table-cell office:value-type="float" office:value="33.333" calcext:value-type="float">
            <text:p>33,333</text:p>
          </table:table-cell>
          <table:table-cell office:value-type="float" office:value="34.848" calcext:value-type="float">
            <text:p>34,848</text:p>
          </table:table-cell>
          <table:table-cell table:number-columns-repeated="3" office:value-type="float" office:value="36.364" calcext:value-type="float">
            <text:p>36,364</text:p>
          </table:table-cell>
          <table:table-cell table:style-name="ce15" table:formula="of:=AVERAGE([.B36:.Y36])" office:value-type="float" office:value="37.08975" calcext:value-type="float">
            <text:p>37,09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office:value-type="float" office:value="40.152" calcext:value-type="float">
            <text:p>40,152</text:p>
          </table:table-cell>
          <table:table-cell table:number-columns-repeated="2" office:value-type="float" office:value="37.879" calcext:value-type="float">
            <text:p>37,879</text:p>
          </table:table-cell>
          <table:table-cell office:value-type="float" office:value="39.394" calcext:value-type="float">
            <text:p>39,394</text:p>
          </table:table-cell>
          <table:table-cell table:number-columns-repeated="2" office:value-type="float" office:value="37.879" calcext:value-type="float">
            <text:p>37,879</text:p>
          </table:table-cell>
          <table:table-cell office:value-type="float" office:value="39.394" calcext:value-type="float">
            <text:p>39,394</text:p>
          </table:table-cell>
          <table:table-cell table:number-columns-repeated="2" office:value-type="float" office:value="40.152" calcext:value-type="float">
            <text:p>40,152</text:p>
          </table:table-cell>
          <table:table-cell office:value-type="float" office:value="37.879" calcext:value-type="float">
            <text:p>37,879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40.152" calcext:value-type="float">
            <text:p>40,152</text:p>
          </table:table-cell>
          <table:table-cell office:value-type="float" office:value="37.121" calcext:value-type="float">
            <text:p>37,121</text:p>
          </table:table-cell>
          <table:table-cell office:value-type="float" office:value="35.606" calcext:value-type="float">
            <text:p>35,606</text:p>
          </table:table-cell>
          <table:table-cell table:number-columns-repeated="2" office:value-type="float" office:value="31.061" calcext:value-type="float">
            <text:p>31,061</text:p>
          </table:table-cell>
          <table:table-cell office:value-type="float" office:value="33.333" calcext:value-type="float">
            <text:p>33,333</text:p>
          </table:table-cell>
          <table:table-cell office:value-type="float" office:value="34.848" calcext:value-type="float">
            <text:p>34,848</text:p>
          </table:table-cell>
          <table:table-cell table:number-columns-repeated="3" office:value-type="float" office:value="36.364" calcext:value-type="float">
            <text:p>36,364</text:p>
          </table:table-cell>
          <table:table-cell table:style-name="ce15" table:formula="of:=AVERAGE([.B37:.Y37])" office:value-type="float" office:value="37.2791666666667" calcext:value-type="float">
            <text:p>37,27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office:value-type="float" office:value="42.424" calcext:value-type="float">
            <text:p>42,424</text:p>
          </table:table-cell>
          <table:table-cell office:value-type="float" office:value="40.152" calcext:value-type="float">
            <text:p>40,152</text:p>
          </table:table-cell>
          <table:table-cell office:value-type="float" office:value="37.879" calcext:value-type="float">
            <text:p>37,879</text:p>
          </table:table-cell>
          <table:table-cell office:value-type="float" office:value="39.394" calcext:value-type="float">
            <text:p>39,394</text:p>
          </table:table-cell>
          <table:table-cell table:number-columns-repeated="2" office:value-type="float" office:value="37.879" calcext:value-type="float">
            <text:p>37,879</text:p>
          </table:table-cell>
          <table:table-cell office:value-type="float" office:value="39.394" calcext:value-type="float">
            <text:p>39,394</text:p>
          </table:table-cell>
          <table:table-cell table:number-columns-repeated="2" office:value-type="float" office:value="40.152" calcext:value-type="float">
            <text:p>40,152</text:p>
          </table:table-cell>
          <table:table-cell office:value-type="float" office:value="37.879" calcext:value-type="float">
            <text:p>37,879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40.152" calcext:value-type="float">
            <text:p>40,152</text:p>
          </table:table-cell>
          <table:table-cell office:value-type="float" office:value="37.121" calcext:value-type="float">
            <text:p>37,121</text:p>
          </table:table-cell>
          <table:table-cell office:value-type="float" office:value="35.606" calcext:value-type="float">
            <text:p>35,606</text:p>
          </table:table-cell>
          <table:table-cell table:number-columns-repeated="2" office:value-type="float" office:value="31.061" calcext:value-type="float">
            <text:p>31,061</text:p>
          </table:table-cell>
          <table:table-cell office:value-type="float" office:value="33.333" calcext:value-type="float">
            <text:p>33,333</text:p>
          </table:table-cell>
          <table:table-cell office:value-type="float" office:value="34.848" calcext:value-type="float">
            <text:p>34,848</text:p>
          </table:table-cell>
          <table:table-cell table:number-columns-repeated="3" office:value-type="float" office:value="36.364" calcext:value-type="float">
            <text:p>36,364</text:p>
          </table:table-cell>
          <table:table-cell table:style-name="ce15" table:formula="of:=AVERAGE([.B38:.Y38])" office:value-type="float" office:value="37.4685416666667" calcext:value-type="float">
            <text:p>37,46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office:value-type="float" office:value="41.667" calcext:value-type="float">
            <text:p>41,667</text:p>
          </table:table-cell>
          <table:table-cell office:value-type="float" office:value="40.152" calcext:value-type="float">
            <text:p>40,152</text:p>
          </table:table-cell>
          <table:table-cell office:value-type="float" office:value="37.879" calcext:value-type="float">
            <text:p>37,879</text:p>
          </table:table-cell>
          <table:table-cell office:value-type="float" office:value="39.394" calcext:value-type="float">
            <text:p>39,394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39.394" calcext:value-type="float">
            <text:p>39,394</text:p>
          </table:table-cell>
          <table:table-cell office:value-type="float" office:value="40.152" calcext:value-type="float">
            <text:p>40,152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40.152" calcext:value-type="float">
            <text:p>40,152</text:p>
          </table:table-cell>
          <table:table-cell office:value-type="float" office:value="37.121" calcext:value-type="float">
            <text:p>37,121</text:p>
          </table:table-cell>
          <table:table-cell office:value-type="float" office:value="35.606" calcext:value-type="float">
            <text:p>35,606</text:p>
          </table:table-cell>
          <table:table-cell table:number-columns-repeated="2" office:value-type="float" office:value="31.061" calcext:value-type="float">
            <text:p>31,061</text:p>
          </table:table-cell>
          <table:table-cell office:value-type="float" office:value="33.333" calcext:value-type="float">
            <text:p>33,333</text:p>
          </table:table-cell>
          <table:table-cell office:value-type="float" office:value="34.848" calcext:value-type="float">
            <text:p>34,848</text:p>
          </table:table-cell>
          <table:table-cell table:number-columns-repeated="3" office:value-type="float" office:value="36.364" calcext:value-type="float">
            <text:p>36,364</text:p>
          </table:table-cell>
          <table:table-cell table:style-name="ce15" table:formula="of:=AVERAGE([.B39:.Y39])" office:value-type="float" office:value="37.4369166666667" calcext:value-type="float">
            <text:p>37,43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office:value-type="float" office:value="41.667" calcext:value-type="float">
            <text:p>41,667</text:p>
          </table:table-cell>
          <table:table-cell office:value-type="float" office:value="40.909" calcext:value-type="float">
            <text:p>40,909</text:p>
          </table:table-cell>
          <table:table-cell office:value-type="float" office:value="39.394" calcext:value-type="float">
            <text:p>39,394</text:p>
          </table:table-cell>
          <table:table-cell office:value-type="float" office:value="40.152" calcext:value-type="float">
            <text:p>40,152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39.394" calcext:value-type="float">
            <text:p>39,394</text:p>
          </table:table-cell>
          <table:table-cell office:value-type="float" office:value="40.152" calcext:value-type="float">
            <text:p>40,152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40.152" calcext:value-type="float">
            <text:p>40,152</text:p>
          </table:table-cell>
          <table:table-cell office:value-type="float" office:value="37.121" calcext:value-type="float">
            <text:p>37,121</text:p>
          </table:table-cell>
          <table:table-cell office:value-type="float" office:value="35.606" calcext:value-type="float">
            <text:p>35,606</text:p>
          </table:table-cell>
          <table:table-cell table:number-columns-repeated="2" office:value-type="float" office:value="31.061" calcext:value-type="float">
            <text:p>31,061</text:p>
          </table:table-cell>
          <table:table-cell office:value-type="float" office:value="33.333" calcext:value-type="float">
            <text:p>33,333</text:p>
          </table:table-cell>
          <table:table-cell office:value-type="float" office:value="34.848" calcext:value-type="float">
            <text:p>34,848</text:p>
          </table:table-cell>
          <table:table-cell table:number-columns-repeated="3" office:value-type="float" office:value="36.364" calcext:value-type="float">
            <text:p>36,364</text:p>
          </table:table-cell>
          <table:table-cell table:style-name="ce15" table:formula="of:=AVERAGE([.B40:.Y40])" office:value-type="float" office:value="37.5631666666667" calcext:value-type="float">
            <text:p>37,56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office:value-type="float" office:value="41.667" calcext:value-type="float">
            <text:p>41,667</text:p>
          </table:table-cell>
          <table:table-cell office:value-type="float" office:value="40.909" calcext:value-type="float">
            <text:p>40,909</text:p>
          </table:table-cell>
          <table:table-cell office:value-type="float" office:value="39.394" calcext:value-type="float">
            <text:p>39,394</text:p>
          </table:table-cell>
          <table:table-cell office:value-type="float" office:value="40.152" calcext:value-type="float">
            <text:p>40,152</text:p>
          </table:table-cell>
          <table:table-cell table:number-columns-repeated="2" office:value-type="float" office:value="37.121" calcext:value-type="float">
            <text:p>37,121</text:p>
          </table:table-cell>
          <table:table-cell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40.152" calcext:value-type="float">
            <text:p>40,152</text:p>
          </table:table-cell>
          <table:table-cell office:value-type="float" office:value="37.121" calcext:value-type="float">
            <text:p>37,121</text:p>
          </table:table-cell>
          <table:table-cell office:value-type="float" office:value="35.606" calcext:value-type="float">
            <text:p>35,606</text:p>
          </table:table-cell>
          <table:table-cell table:number-columns-repeated="2" office:value-type="float" office:value="31.061" calcext:value-type="float">
            <text:p>31,061</text:p>
          </table:table-cell>
          <table:table-cell office:value-type="float" office:value="33.333" calcext:value-type="float">
            <text:p>33,333</text:p>
          </table:table-cell>
          <table:table-cell office:value-type="float" office:value="34.848" calcext:value-type="float">
            <text:p>34,848</text:p>
          </table:table-cell>
          <table:table-cell table:number-columns-repeated="3" office:value-type="float" office:value="36.364" calcext:value-type="float">
            <text:p>36,364</text:p>
          </table:table-cell>
          <table:table-cell table:style-name="ce15" table:formula="of:=AVERAGE([.B41:.Y41])" office:value-type="float" office:value="37.310625" calcext:value-type="float">
            <text:p>37,31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office:value-type="float" office:value="42.424" calcext:value-type="float">
            <text:p>42,424</text:p>
          </table:table-cell>
          <table:table-cell office:value-type="float" office:value="40.909" calcext:value-type="float">
            <text:p>40,909</text:p>
          </table:table-cell>
          <table:table-cell office:value-type="float" office:value="39.394" calcext:value-type="float">
            <text:p>39,394</text:p>
          </table:table-cell>
          <table:table-cell office:value-type="float" office:value="40.152" calcext:value-type="float">
            <text:p>40,152</text:p>
          </table:table-cell>
          <table:table-cell table:number-columns-repeated="2" office:value-type="float" office:value="37.121" calcext:value-type="float">
            <text:p>37,121</text:p>
          </table:table-cell>
          <table:table-cell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40.152" calcext:value-type="float">
            <text:p>40,152</text:p>
          </table:table-cell>
          <table:table-cell office:value-type="float" office:value="37.121" calcext:value-type="float">
            <text:p>37,121</text:p>
          </table:table-cell>
          <table:table-cell office:value-type="float" office:value="35.606" calcext:value-type="float">
            <text:p>35,606</text:p>
          </table:table-cell>
          <table:table-cell table:number-columns-repeated="2" office:value-type="float" office:value="31.061" calcext:value-type="float">
            <text:p>31,061</text:p>
          </table:table-cell>
          <table:table-cell office:value-type="float" office:value="33.333" calcext:value-type="float">
            <text:p>33,333</text:p>
          </table:table-cell>
          <table:table-cell office:value-type="float" office:value="32.576" calcext:value-type="float">
            <text:p>32,576</text:p>
          </table:table-cell>
          <table:table-cell table:number-columns-repeated="3" office:value-type="float" office:value="34.091" calcext:value-type="float">
            <text:p>34,091</text:p>
          </table:table-cell>
          <table:table-cell table:style-name="ce15" table:formula="of:=AVERAGE([.B42:.Y42])" office:value-type="float" office:value="36.963375" calcext:value-type="float">
            <text:p>36,96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office:value-type="float" office:value="42.424" calcext:value-type="float">
            <text:p>42,424</text:p>
          </table:table-cell>
          <table:table-cell office:value-type="float" office:value="40.152" calcext:value-type="float">
            <text:p>40,152</text:p>
          </table:table-cell>
          <table:table-cell office:value-type="float" office:value="39.394" calcext:value-type="float">
            <text:p>39,394</text:p>
          </table:table-cell>
          <table:table-cell office:value-type="float" office:value="40.152" calcext:value-type="float">
            <text:p>40,152</text:p>
          </table:table-cell>
          <table:table-cell table:number-columns-repeated="2" office:value-type="float" office:value="37.121" calcext:value-type="float">
            <text:p>37,121</text:p>
          </table:table-cell>
          <table:table-cell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table:number-columns-repeated="2" office:value-type="float" office:value="38.636" calcext:value-type="float">
            <text:p>38,636</text:p>
          </table:table-cell>
          <table:table-cell office:value-type="float" office:value="40.152" calcext:value-type="float">
            <text:p>40,152</text:p>
          </table:table-cell>
          <table:table-cell office:value-type="float" office:value="37.121" calcext:value-type="float">
            <text:p>37,121</text:p>
          </table:table-cell>
          <table:table-cell office:value-type="float" office:value="35.606" calcext:value-type="float">
            <text:p>35,606</text:p>
          </table:table-cell>
          <table:table-cell table:number-columns-repeated="2" office:value-type="float" office:value="31.061" calcext:value-type="float">
            <text:p>31,061</text:p>
          </table:table-cell>
          <table:table-cell office:value-type="float" office:value="33.333" calcext:value-type="float">
            <text:p>33,333</text:p>
          </table:table-cell>
          <table:table-cell office:value-type="float" office:value="32.576" calcext:value-type="float">
            <text:p>32,576</text:p>
          </table:table-cell>
          <table:table-cell table:number-columns-repeated="3" office:value-type="float" office:value="34.091" calcext:value-type="float">
            <text:p>34,091</text:p>
          </table:table-cell>
          <table:table-cell table:style-name="ce15" table:formula="of:=AVERAGE([.B43:.Y43])" office:value-type="float" office:value="36.9318333333333" calcext:value-type="float">
            <text:p>36,93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office:value-type="float" office:value="40.909" calcext:value-type="float">
            <text:p>40,909</text:p>
          </table:table-cell>
          <table:table-cell office:value-type="float" office:value="38.636" calcext:value-type="float">
            <text:p>38,636</text:p>
          </table:table-cell>
          <table:table-cell office:value-type="float" office:value="39.394" calcext:value-type="float">
            <text:p>39,394</text:p>
          </table:table-cell>
          <table:table-cell office:value-type="float" office:value="40.152" calcext:value-type="float">
            <text:p>40,152</text:p>
          </table:table-cell>
          <table:table-cell table:number-columns-repeated="2" office:value-type="float" office:value="37.121" calcext:value-type="float">
            <text:p>37,121</text:p>
          </table:table-cell>
          <table:table-cell office:value-type="float" office:value="37.879" calcext:value-type="float">
            <text:p>37,879</text:p>
          </table:table-cell>
          <table:table-cell table:number-columns-repeated="3" office:value-type="float" office:value="38.636" calcext:value-type="float">
            <text:p>38,636</text:p>
          </table:table-cell>
          <table:table-cell office:value-type="float" office:value="39.394" calcext:value-type="float">
            <text:p>39,394</text:p>
          </table:table-cell>
          <table:table-cell table:number-columns-repeated="3" office:value-type="float" office:value="38.636" calcext:value-type="float">
            <text:p>38,636</text:p>
          </table:table-cell>
          <table:table-cell office:value-type="float" office:value="40.152" calcext:value-type="float">
            <text:p>40,152</text:p>
          </table:table-cell>
          <table:table-cell office:value-type="float" office:value="37.121" calcext:value-type="float">
            <text:p>37,121</text:p>
          </table:table-cell>
          <table:table-cell office:value-type="float" office:value="35.606" calcext:value-type="float">
            <text:p>35,606</text:p>
          </table:table-cell>
          <table:table-cell table:number-columns-repeated="2" office:value-type="float" office:value="31.061" calcext:value-type="float">
            <text:p>31,061</text:p>
          </table:table-cell>
          <table:table-cell office:value-type="float" office:value="33.333" calcext:value-type="float">
            <text:p>33,333</text:p>
          </table:table-cell>
          <table:table-cell office:value-type="float" office:value="32.576" calcext:value-type="float">
            <text:p>32,576</text:p>
          </table:table-cell>
          <table:table-cell table:number-columns-repeated="3" office:value-type="float" office:value="34.091" calcext:value-type="float">
            <text:p>34,091</text:p>
          </table:table-cell>
          <table:table-cell table:style-name="ce15" table:formula="of:=AVERAGE([.B44:.Y44])" office:value-type="float" office:value="36.9002083333333" calcext:value-type="float">
            <text:p>36,90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office:value-type="float" office:value="40.909" calcext:value-type="float">
            <text:p>40,909</text:p>
          </table:table-cell>
          <table:table-cell office:value-type="float" office:value="40.152" calcext:value-type="float">
            <text:p>40,152</text:p>
          </table:table-cell>
          <table:table-cell office:value-type="float" office:value="37.121" calcext:value-type="float">
            <text:p>37,121</text:p>
          </table:table-cell>
          <table:table-cell table:number-columns-repeated="2" office:value-type="float" office:value="37.879" calcext:value-type="float">
            <text:p>37,879</text:p>
          </table:table-cell>
          <table:table-cell office:value-type="float" office:value="37.121" calcext:value-type="float">
            <text:p>37,121</text:p>
          </table:table-cell>
          <table:table-cell office:value-type="float" office:value="37.879" calcext:value-type="float">
            <text:p>37,879</text:p>
          </table:table-cell>
          <table:table-cell table:number-columns-repeated="3" office:value-type="float" office:value="38.636" calcext:value-type="float">
            <text:p>38,636</text:p>
          </table:table-cell>
          <table:table-cell office:value-type="float" office:value="39.394" calcext:value-type="float">
            <text:p>39,394</text:p>
          </table:table-cell>
          <table:table-cell table:number-columns-repeated="3" office:value-type="float" office:value="38.636" calcext:value-type="float">
            <text:p>38,636</text:p>
          </table:table-cell>
          <table:table-cell office:value-type="float" office:value="40.152" calcext:value-type="float">
            <text:p>40,152</text:p>
          </table:table-cell>
          <table:table-cell office:value-type="float" office:value="37.121" calcext:value-type="float">
            <text:p>37,121</text:p>
          </table:table-cell>
          <table:table-cell office:value-type="float" office:value="35.606" calcext:value-type="float">
            <text:p>35,606</text:p>
          </table:table-cell>
          <table:table-cell table:number-columns-repeated="2" office:value-type="float" office:value="31.061" calcext:value-type="float">
            <text:p>31,061</text:p>
          </table:table-cell>
          <table:table-cell office:value-type="float" office:value="31.818" calcext:value-type="float">
            <text:p>31,818</text:p>
          </table:table-cell>
          <table:table-cell office:value-type="float" office:value="31.061" calcext:value-type="float">
            <text:p>31,061</text:p>
          </table:table-cell>
          <table:table-cell table:number-columns-repeated="3" office:value-type="float" office:value="32.576" calcext:value-type="float">
            <text:p>32,576</text:p>
          </table:table-cell>
          <table:table-cell table:style-name="ce15" table:formula="of:=AVERAGE([.B45:.Y45])" office:value-type="float" office:value="36.4899166666667" calcext:value-type="float">
            <text:p>36,49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office:value-type="float" office:value="39.394" calcext:value-type="float">
            <text:p>39,394</text:p>
          </table:table-cell>
          <table:table-cell office:value-type="float" office:value="37.879" calcext:value-type="float">
            <text:p>37,879</text:p>
          </table:table-cell>
          <table:table-cell office:value-type="float" office:value="36.364" calcext:value-type="float">
            <text:p>36,364</text:p>
          </table:table-cell>
          <table:table-cell table:number-columns-repeated="3" office:value-type="float" office:value="37.121" calcext:value-type="float">
            <text:p>37,121</text:p>
          </table:table-cell>
          <table:table-cell office:value-type="float" office:value="37.879" calcext:value-type="float">
            <text:p>37,879</text:p>
          </table:table-cell>
          <table:table-cell table:number-columns-repeated="3" office:value-type="float" office:value="38.636" calcext:value-type="float">
            <text:p>38,636</text:p>
          </table:table-cell>
          <table:table-cell office:value-type="float" office:value="39.394" calcext:value-type="float">
            <text:p>39,394</text:p>
          </table:table-cell>
          <table:table-cell table:number-columns-repeated="3" office:value-type="float" office:value="38.636" calcext:value-type="float">
            <text:p>38,636</text:p>
          </table:table-cell>
          <table:table-cell office:value-type="float" office:value="40.152" calcext:value-type="float">
            <text:p>40,152</text:p>
          </table:table-cell>
          <table:table-cell office:value-type="float" office:value="37.121" calcext:value-type="float">
            <text:p>37,121</text:p>
          </table:table-cell>
          <table:table-cell office:value-type="float" office:value="34.091" calcext:value-type="float">
            <text:p>34,091</text:p>
          </table:table-cell>
          <table:table-cell table:number-columns-repeated="2" office:value-type="float" office:value="29.545" calcext:value-type="float">
            <text:p>29,545</text:p>
          </table:table-cell>
          <table:table-cell office:value-type="float" office:value="30.303" calcext:value-type="float">
            <text:p>30,303</text:p>
          </table:table-cell>
          <table:table-cell table:number-columns-repeated="4" office:value-type="float" office:value="29.545" calcext:value-type="float">
            <text:p>29,545</text:p>
          </table:table-cell>
          <table:table-cell table:style-name="ce15" table:formula="of:=AVERAGE([.B46:.Y46])" office:value-type="float" office:value="35.54275" calcext:value-type="float">
            <text:p>35,54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office:value-type="float" office:value="39.394" calcext:value-type="float">
            <text:p>39,394</text:p>
          </table:table-cell>
          <table:table-cell office:value-type="float" office:value="37.879" calcext:value-type="float">
            <text:p>37,879</text:p>
          </table:table-cell>
          <table:table-cell office:value-type="float" office:value="36.364" calcext:value-type="float">
            <text:p>36,364</text:p>
          </table:table-cell>
          <table:table-cell office:value-type="float" office:value="37.121" calcext:value-type="float">
            <text:p>37,121</text:p>
          </table:table-cell>
          <table:table-cell table:number-columns-repeated="2" office:value-type="float" office:value="36.364" calcext:value-type="float">
            <text:p>36,364</text:p>
          </table:table-cell>
          <table:table-cell office:value-type="float" office:value="37.121" calcext:value-type="float">
            <text:p>37,121</text:p>
          </table:table-cell>
          <table:table-cell table:number-columns-repeated="3" office:value-type="float" office:value="37.879" calcext:value-type="float">
            <text:p>37,879</text:p>
          </table:table-cell>
          <table:table-cell office:value-type="float" office:value="38.636" calcext:value-type="float">
            <text:p>38,636</text:p>
          </table:table-cell>
          <table:table-cell table:number-columns-repeated="3" office:value-type="float" office:value="37.879" calcext:value-type="float">
            <text:p>37,879</text:p>
          </table:table-cell>
          <table:table-cell office:value-type="float" office:value="39.394" calcext:value-type="float">
            <text:p>39,394</text:p>
          </table:table-cell>
          <table:table-cell office:value-type="float" office:value="36.364" calcext:value-type="float">
            <text:p>36,364</text:p>
          </table:table-cell>
          <table:table-cell office:value-type="float" office:value="33.333" calcext:value-type="float">
            <text:p>33,333</text:p>
          </table:table-cell>
          <table:table-cell table:number-columns-repeated="2" office:value-type="float" office:value="28.788" calcext:value-type="float">
            <text:p>28,788</text:p>
          </table:table-cell>
          <table:table-cell table:number-columns-repeated="5" office:value-type="float" office:value="29.545" calcext:value-type="float">
            <text:p>29,545</text:p>
          </table:table-cell>
          <table:table-cell table:style-name="ce15" table:formula="of:=AVERAGE([.B47:.Y47])" office:value-type="float" office:value="35.037875" calcext:value-type="float">
            <text:p>35,03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office:value-type="float" office:value="36.364" calcext:value-type="float">
            <text:p>36,364</text:p>
          </table:table-cell>
          <table:table-cell office:value-type="float" office:value="37.121" calcext:value-type="float">
            <text:p>37,121</text:p>
          </table:table-cell>
          <table:table-cell table:number-columns-repeated="2" office:value-type="float" office:value="36.364" calcext:value-type="float">
            <text:p>36,364</text:p>
          </table:table-cell>
          <table:table-cell table:number-columns-repeated="4" office:value-type="float" office:value="37.121" calcext:value-type="float">
            <text:p>37,121</text:p>
          </table:table-cell>
          <table:table-cell office:value-type="float" office:value="37.879" calcext:value-type="float">
            <text:p>37,879</text:p>
          </table:table-cell>
          <table:table-cell table:number-columns-repeated="3" office:value-type="float" office:value="37.121" calcext:value-type="float">
            <text:p>37,121</text:p>
          </table:table-cell>
          <table:table-cell office:value-type="float" office:value="38.636" calcext:value-type="float">
            <text:p>38,636</text:p>
          </table:table-cell>
          <table:table-cell office:value-type="float" office:value="36.364" calcext:value-type="float">
            <text:p>36,364</text:p>
          </table:table-cell>
          <table:table-cell office:value-type="float" office:value="33.333" calcext:value-type="float">
            <text:p>33,333</text:p>
          </table:table-cell>
          <table:table-cell office:value-type="float" office:value="28.788" calcext:value-type="float">
            <text:p>28,788</text:p>
          </table:table-cell>
          <table:table-cell office:value-type="float" office:value="28.03" calcext:value-type="float">
            <text:p>28,03</text:p>
          </table:table-cell>
          <table:table-cell table:number-columns-repeated="5" office:value-type="float" office:value="28.788" calcext:value-type="float">
            <text:p>28,788</text:p>
          </table:table-cell>
          <table:table-cell table:style-name="ce15" table:formula="of:=AVERAGE([.B48:.Y48])" office:value-type="float" office:value="34.564375" calcext:value-type="float">
            <text:p>34,56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office:value-type="float" office:value="38.636" calcext:value-type="float">
            <text:p>38,636</text:p>
          </table:table-cell>
          <table:table-cell office:value-type="float" office:value="37.879" calcext:value-type="float">
            <text:p>37,879</text:p>
          </table:table-cell>
          <table:table-cell office:value-type="float" office:value="36.364" calcext:value-type="float">
            <text:p>36,364</text:p>
          </table:table-cell>
          <table:table-cell office:value-type="float" office:value="37.121" calcext:value-type="float">
            <text:p>37,121</text:p>
          </table:table-cell>
          <table:table-cell table:number-columns-repeated="2" office:value-type="float" office:value="36.364" calcext:value-type="float">
            <text:p>36,364</text:p>
          </table:table-cell>
          <table:table-cell table:number-columns-repeated="4" office:value-type="float" office:value="37.121" calcext:value-type="float">
            <text:p>37,121</text:p>
          </table:table-cell>
          <table:table-cell office:value-type="float" office:value="37.879" calcext:value-type="float">
            <text:p>37,879</text:p>
          </table:table-cell>
          <table:table-cell table:number-columns-repeated="3" office:value-type="float" office:value="37.121" calcext:value-type="float">
            <text:p>37,121</text:p>
          </table:table-cell>
          <table:table-cell office:value-type="float" office:value="38.636" calcext:value-type="float">
            <text:p>38,636</text:p>
          </table:table-cell>
          <table:table-cell office:value-type="float" office:value="36.364" calcext:value-type="float">
            <text:p>36,364</text:p>
          </table:table-cell>
          <table:table-cell office:value-type="float" office:value="33.333" calcext:value-type="float">
            <text:p>33,333</text:p>
          </table:table-cell>
          <table:table-cell office:value-type="float" office:value="28.788" calcext:value-type="float">
            <text:p>28,788</text:p>
          </table:table-cell>
          <table:table-cell office:value-type="float" office:value="28.03" calcext:value-type="float">
            <text:p>28,03</text:p>
          </table:table-cell>
          <table:table-cell table:number-columns-repeated="5" office:value-type="float" office:value="28.788" calcext:value-type="float">
            <text:p>28,788</text:p>
          </table:table-cell>
          <table:table-cell table:style-name="ce15" table:formula="of:=AVERAGE([.B49:.Y49])" office:value-type="float" office:value="34.564375" calcext:value-type="float">
            <text:p>34,56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number-columns-repeated="2" office:value-type="float" office:value="37.879" calcext:value-type="float">
            <text:p>37,879</text:p>
          </table:table-cell>
          <table:table-cell office:value-type="float" office:value="37.121" calcext:value-type="float">
            <text:p>37,121</text:p>
          </table:table-cell>
          <table:table-cell table:number-columns-repeated="3" office:value-type="float" office:value="37.879" calcext:value-type="float">
            <text:p>37,879</text:p>
          </table:table-cell>
          <table:table-cell table:number-columns-repeated="8" office:value-type="float" office:value="38.636" calcext:value-type="float">
            <text:p>38,636</text:p>
          </table:table-cell>
          <table:table-cell office:value-type="float" office:value="40.152" calcext:value-type="float">
            <text:p>40,152</text:p>
          </table:table-cell>
          <table:table-cell office:value-type="float" office:value="37.879" calcext:value-type="float">
            <text:p>37,879</text:p>
          </table:table-cell>
          <table:table-cell office:value-type="float" office:value="34.091" calcext:value-type="float">
            <text:p>34,091</text:p>
          </table:table-cell>
          <table:table-cell office:value-type="float" office:value="29.545" calcext:value-type="float">
            <text:p>29,545</text:p>
          </table:table-cell>
          <table:table-cell table:number-columns-repeated="6" office:value-type="float" office:value="28.788" calcext:value-type="float">
            <text:p>28,788</text:p>
          </table:table-cell>
          <table:table-cell table:style-name="ce15" table:formula="of:=AVERAGE([.B50:.Y50])" office:value-type="float" office:value="35.416625" calcext:value-type="float">
            <text:p>35,41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number-columns-repeated="6" office:value-type="float" office:value="37.879" calcext:value-type="float">
            <text:p>37,879</text:p>
          </table:table-cell>
          <table:table-cell table:number-columns-repeated="8" office:value-type="float" office:value="38.636" calcext:value-type="float">
            <text:p>38,636</text:p>
          </table:table-cell>
          <table:table-cell office:value-type="float" office:value="40.152" calcext:value-type="float">
            <text:p>40,152</text:p>
          </table:table-cell>
          <table:table-cell office:value-type="float" office:value="37.879" calcext:value-type="float">
            <text:p>37,879</text:p>
          </table:table-cell>
          <table:table-cell office:value-type="float" office:value="34.848" calcext:value-type="float">
            <text:p>34,848</text:p>
          </table:table-cell>
          <table:table-cell office:value-type="float" office:value="31.061" calcext:value-type="float">
            <text:p>31,061</text:p>
          </table:table-cell>
          <table:table-cell table:number-columns-repeated="6" office:value-type="float" office:value="30.303" calcext:value-type="float">
            <text:p>30,303</text:p>
          </table:table-cell>
          <table:table-cell table:style-name="ce15" table:formula="of:=AVERAGE([.B51:.Y51])" office:value-type="float" office:value="35.9216666666667" calcext:value-type="float">
            <text:p>35,92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/>
          <table:table-cell table:style-name="ce15" table:formula="of:=AVERAGE([.B2:.B51])" office:value-type="float" office:value="35.40912" calcext:value-type="float">
            <text:p>35,409</text:p>
          </table:table-cell>
          <table:table-cell table:style-name="ce15" table:formula="of:=AVERAGE([.C2:.C51])" office:value-type="float" office:value="35.53028" calcext:value-type="float">
            <text:p>35,530</text:p>
          </table:table-cell>
          <table:table-cell table:style-name="ce15" table:formula="of:=AVERAGE([.D2:.D51])" office:value-type="float" office:value="33.78798" calcext:value-type="float">
            <text:p>33,788</text:p>
          </table:table-cell>
          <table:table-cell table:style-name="ce15" table:formula="of:=AVERAGE([.E2:.E51])" office:value-type="float" office:value="36.6516" calcext:value-type="float">
            <text:p>36,652</text:p>
          </table:table-cell>
          <table:table-cell table:style-name="ce15" table:formula="of:=AVERAGE([.F2:.F51])" office:value-type="float" office:value="37.04562" calcext:value-type="float">
            <text:p>37,046</text:p>
          </table:table-cell>
          <table:table-cell table:style-name="ce15" table:formula="of:=AVERAGE([.G2:.G51])" office:value-type="float" office:value="37.95466" calcext:value-type="float">
            <text:p>37,955</text:p>
          </table:table-cell>
          <table:table-cell table:style-name="ce15" table:formula="of:=AVERAGE([.H2:.H51])" office:value-type="float" office:value="38.68188" calcext:value-type="float">
            <text:p>38,682</text:p>
          </table:table-cell>
          <table:table-cell table:style-name="ce15" table:formula="of:=AVERAGE([.I2:.I51])" office:value-type="float" office:value="38.74218" calcext:value-type="float">
            <text:p>38,742</text:p>
          </table:table-cell>
          <table:table-cell table:style-name="ce15" table:formula="of:=AVERAGE([.J2:.J51])" office:value-type="float" office:value="37.71202" calcext:value-type="float">
            <text:p>37,712</text:p>
          </table:table-cell>
          <table:table-cell table:style-name="ce15" table:formula="of:=AVERAGE([.K2:.K51])" office:value-type="float" office:value="37.56068" calcext:value-type="float">
            <text:p>37,561</text:p>
          </table:table-cell>
          <table:table-cell table:style-name="ce15" table:formula="of:=AVERAGE([.L2:.L51])" office:value-type="float" office:value="38.2877" calcext:value-type="float">
            <text:p>38,288</text:p>
          </table:table-cell>
          <table:table-cell table:style-name="ce15" table:formula="of:=AVERAGE([.M2:.M51])" office:value-type="float" office:value="37.9091" calcext:value-type="float">
            <text:p>37,909</text:p>
          </table:table-cell>
          <table:table-cell table:style-name="ce15" table:formula="of:=AVERAGE([.N2:.N51])" office:value-type="float" office:value="38.66648" calcext:value-type="float">
            <text:p>38,666</text:p>
          </table:table-cell>
          <table:table-cell table:style-name="ce15" table:formula="of:=AVERAGE([.O2:.O51])" office:value-type="float" office:value="38.74218" calcext:value-type="float">
            <text:p>38,742</text:p>
          </table:table-cell>
          <table:table-cell table:style-name="ce15" table:formula="of:=AVERAGE([.P2:.P51])" office:value-type="float" office:value="40.45482" calcext:value-type="float">
            <text:p>40,455</text:p>
          </table:table-cell>
          <table:table-cell table:style-name="ce15" table:formula="of:=AVERAGE([.Q2:.Q51])" office:value-type="float" office:value="37.6816" calcext:value-type="float">
            <text:p>37,682</text:p>
          </table:table-cell>
          <table:table-cell table:style-name="ce15" table:formula="of:=AVERAGE([.R2:.R51])" office:value-type="float" office:value="35.96956" calcext:value-type="float">
            <text:p>35,970</text:p>
          </table:table-cell>
          <table:table-cell table:style-name="ce15" table:formula="of:=AVERAGE([.S2:.S51])" office:value-type="float" office:value="33.34858" calcext:value-type="float">
            <text:p>33,349</text:p>
          </table:table-cell>
          <table:table-cell table:style-name="ce15" table:formula="of:=AVERAGE([.T2:.T51])" office:value-type="float" office:value="33.28796" calcext:value-type="float">
            <text:p>33,288</text:p>
          </table:table-cell>
          <table:table-cell table:style-name="ce15" table:formula="of:=AVERAGE([.U2:.U51])" office:value-type="float" office:value="35.31806" calcext:value-type="float">
            <text:p>35,318</text:p>
          </table:table-cell>
          <table:table-cell table:style-name="ce15" table:formula="of:=AVERAGE([.V2:.V51])" office:value-type="float" office:value="36.45434" calcext:value-type="float">
            <text:p>36,454</text:p>
          </table:table-cell>
          <table:table-cell table:style-name="ce15" table:formula="of:=AVERAGE([.W2:.W51])" office:value-type="float" office:value="37.21222" calcext:value-type="float">
            <text:p>37,212</text:p>
          </table:table-cell>
          <table:table-cell table:style-name="ce15" table:formula="of:=AVERAGE([.X2:.X51])" office:value-type="float" office:value="37.21222" calcext:value-type="float">
            <text:p>37,212</text:p>
          </table:table-cell>
          <table:table-cell table:style-name="ce15" table:formula="of:=AVERAGE([.Y2:.Y51])" office:value-type="float" office:value="37.21222" calcext:value-type="float">
            <text:p>37,212</text:p>
          </table:table-cell>
          <table:table-cell table:style-name="ce20"/>
          <table:table-cell table:style-name="ce4" table:number-columns-repeated="3"/>
          <table:table-cell table:number-columns-repeated="995"/>
        </table:table-row>
        <table:table-row table:style-name="ro1" table:number-rows-repeated="2">
          <table:table-cell/>
          <table:table-cell table:style-name="ce4" table:number-columns-repeated="2"/>
          <table:table-cell table:style-name="ce19" table:number-columns-repeated="23"/>
          <table:table-cell table:style-name="ce4" table:number-columns-repeated="3"/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3" office:value-type="string" calcext:value-type="string" table:number-columns-spanned="3" table:number-rows-spanned="1">
            <text:p>OGÓLNIE:</text:p>
          </table:table-cell>
          <table:covered-table-cell table:style-name="ce24"/>
          <table:covered-table-cell table:style-name="ce4"/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4" office:value-type="string" calcext:value-type="string">
            <text:p>ŚREDNIA</text:p>
          </table:table-cell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4" table:formula="of:=MAX([.B2:.Y51])" office:value-type="float" office:value="42.424" calcext:value-type="float">
            <text:p>42,424</text:p>
          </table:table-cell>
          <table:table-cell table:style-name="ce24" table:formula="of:=MIN([.B2:.Y51])" office:value-type="float" office:value="28.03" calcext:value-type="float">
            <text:p>28,030</text:p>
          </table:table-cell>
          <table:table-cell table:style-name="ce24" table:formula="of:=AVERAGE([.B2:.Y51])" office:value-type="float" office:value="36.9513774999998" calcext:value-type="float">
            <text:p>36,951</text:p>
          </table:table-cell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4" table:number-columns-repeated="2"/>
          <table:table-cell table:style-name="ce1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5" office:value-type="string" calcext:value-type="string" table:number-columns-spanned="2" table:number-rows-spanned="1">
            <text:p>WIERSZE</text:p>
          </table:table-cell>
          <table:covered-table-cell table:style-name="ce27"/>
          <table:table-cell table:style-name="ce28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table:formula="of:=MAX([.Z2:.Z51])" office:value-type="float" office:value="38.2575833333333" calcext:value-type="float">
            <text:p>38,258</text:p>
          </table:table-cell>
          <table:table-cell table:style-name="ce24" table:formula="of:=MIN([.Z2:.Z51])" office:value-type="float" office:value="34.564375" calcext:value-type="float">
            <text:p>34,564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6" table:number-columns-repeated="2"/>
          <table:table-cell table:style-name="ce36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5" office:value-type="string" calcext:value-type="string" table:number-columns-spanned="2" table:number-rows-spanned="1">
            <text:p>KOLUMNY</text:p>
          </table:table-cell>
          <table:covered-table-cell table:style-name="ce27"/>
          <table:table-cell table:style-name="ce36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table:formula="of:=MAX([.B52:.Y52])" office:value-type="float" office:value="40.45482" calcext:value-type="float">
            <text:p>40,455</text:p>
          </table:table-cell>
          <table:table-cell table:style-name="ce24" table:formula="of:=MIN([.B52:.Y52])" office:value-type="float" office:value="33.28796" calcext:value-type="float">
            <text:p>33,288</text:p>
          </table:table-cell>
          <table:table-cell table:style-name="ce29"/>
          <table:table-cell table:number-columns-repeated="995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Wyniki.B1:Wyniki.Y52" table:contains-header="false" table:orientation="column">
          <table:sort>
            <table:sort-by table:field-number="5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.00.0000</text:date>, <text:time style:data-style-name="N2" text:time-value="21:56:59.40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M48S</meta:editing-duration>
    <meta:editing-cycles>3</meta:editing-cycles>
    <meta:generator>LibreOffice/6.2.3.2$Windows_X86_64 LibreOffice_project/aecc05fe267cc68dde00352a451aa867b3b546ac</meta:generator>
    <meta:creation-date>2020-03-25T17:05:15.815000000</meta:creation-date>
    <dc:date>2020-03-29T21:57:50.618000000</dc:date>
    <meta:document-statistic meta:table-count="1" meta:cell-count="1365" meta:object-count="0"/>
  </office:meta>
</office:document-meta>
</file>